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bec2b" officeooo:paragraph-rsid="000bec2b"/>
    </style:style>
    <style:style style:name="P2" style:family="paragraph" style:parent-style-name="Standard">
      <style:text-properties officeooo:rsid="000c0c38" officeooo:paragraph-rsid="000c0c38"/>
    </style:style>
    <style:style style:name="P3" style:family="paragraph" style:parent-style-name="Standard">
      <style:text-properties fo:font-weight="normal" officeooo:rsid="005b927d" officeooo:paragraph-rsid="005b927d" style:font-weight-asian="normal" style:font-weight-complex="normal"/>
    </style:style>
    <style:style style:name="P4" style:family="paragraph" style:parent-style-name="Standard">
      <style:text-properties fo:font-weight="normal" officeooo:rsid="005b927d" officeooo:paragraph-rsid="0060b9ee" style:font-weight-asian="normal" style:font-weight-complex="normal"/>
    </style:style>
    <style:style style:name="P5" style:family="paragraph" style:parent-style-name="Standard">
      <style:text-properties fo:font-weight="normal" officeooo:rsid="0067c38c" officeooo:paragraph-rsid="0067c38c" style:font-weight-asian="normal" style:font-weight-complex="normal"/>
    </style:style>
    <style:style style:name="P6" style:family="paragraph" style:parent-style-name="Standard">
      <style:text-properties fo:font-weight="normal" officeooo:rsid="0067c38c" officeooo:paragraph-rsid="006b5a89" style:font-weight-asian="normal" style:font-weight-complex="normal"/>
    </style:style>
    <style:style style:name="P7" style:family="paragraph" style:parent-style-name="Standard">
      <style:text-properties fo:font-weight="normal" officeooo:rsid="0069adc1" officeooo:paragraph-rsid="0069adc1" style:font-weight-asian="normal" style:font-weight-complex="normal"/>
    </style:style>
    <style:style style:name="P8" style:family="paragraph" style:parent-style-name="Standard">
      <style:text-properties fo:font-weight="normal" officeooo:rsid="007465da" officeooo:paragraph-rsid="007465da" style:font-weight-asian="normal" style:font-weight-complex="normal"/>
    </style:style>
    <style:style style:name="P9" style:family="paragraph" style:parent-style-name="Standard">
      <style:text-properties fo:font-weight="normal" officeooo:rsid="0076907f" officeooo:paragraph-rsid="0076907f" style:font-weight-asian="normal" style:font-weight-complex="normal"/>
    </style:style>
    <style:style style:name="P10" style:family="paragraph" style:parent-style-name="Standard">
      <style:text-properties fo:font-weight="normal" officeooo:rsid="007dba6d" officeooo:paragraph-rsid="007dba6d" style:font-weight-asian="normal" style:font-weight-complex="normal"/>
    </style:style>
    <style:style style:name="P11" style:family="paragraph" style:parent-style-name="Standard">
      <style:text-properties fo:font-weight="normal" officeooo:rsid="00885ba7" officeooo:paragraph-rsid="00885ba7" style:font-weight-asian="normal" style:font-weight-complex="normal"/>
    </style:style>
    <style:style style:name="P12" style:family="paragraph" style:parent-style-name="Standard">
      <style:text-properties fo:font-weight="normal" officeooo:rsid="008cc136" officeooo:paragraph-rsid="008cc136" style:font-weight-asian="normal" style:font-weight-complex="normal"/>
    </style:style>
    <style:style style:name="P13" style:family="paragraph" style:parent-style-name="Standard">
      <style:text-properties fo:font-weight="normal" officeooo:rsid="0098f986" officeooo:paragraph-rsid="0098f986" style:font-weight-asian="normal" style:font-weight-complex="normal"/>
    </style:style>
    <style:style style:name="P14" style:family="paragraph" style:parent-style-name="Standard">
      <style:text-properties fo:font-weight="normal" officeooo:rsid="00a757ba" officeooo:paragraph-rsid="00a757ba" style:font-weight-asian="normal" style:font-weight-complex="normal"/>
    </style:style>
    <style:style style:name="P15" style:family="paragraph" style:parent-style-name="Standard">
      <style:text-properties fo:font-weight="normal" officeooo:rsid="00b2fbcd" officeooo:paragraph-rsid="00b2fbcd" style:font-weight-asian="normal" style:font-weight-complex="normal"/>
    </style:style>
    <style:style style:name="P16" style:family="paragraph" style:parent-style-name="Standard">
      <style:text-properties fo:font-weight="normal" officeooo:rsid="00377ebe" officeooo:paragraph-rsid="006fb9b5" style:font-weight-asian="normal" style:font-weight-complex="normal"/>
    </style:style>
    <style:style style:name="P17" style:family="paragraph" style:parent-style-name="Standard">
      <style:text-properties fo:font-weight="normal" officeooo:rsid="00b8ac33" officeooo:paragraph-rsid="00b8ac33" style:font-weight-asian="normal" style:font-weight-complex="normal"/>
    </style:style>
    <style:style style:name="P18" style:family="paragraph" style:parent-style-name="Standard">
      <style:text-properties fo:font-weight="bold" officeooo:rsid="00377ebe" officeooo:paragraph-rsid="006fb9b5" style:font-weight-asian="bold" style:font-weight-complex="bold"/>
    </style:style>
    <style:style style:name="P19" style:family="paragraph" style:parent-style-name="Standard">
      <style:text-properties fo:font-weight="bold" officeooo:rsid="003dd396" officeooo:paragraph-rsid="00463965" style:font-weight-asian="bold" style:font-weight-complex="bold"/>
    </style:style>
    <style:style style:name="P20" style:family="paragraph" style:parent-style-name="Standard">
      <style:text-properties fo:font-weight="bold" officeooo:rsid="005b927d" officeooo:paragraph-rsid="00625422" style:font-weight-asian="bold" style:font-weight-complex="bold"/>
    </style:style>
    <style:style style:name="P21" style:family="paragraph" style:parent-style-name="Standard">
      <style:text-properties fo:font-weight="bold" officeooo:rsid="0076907f" officeooo:paragraph-rsid="00977b86" style:font-weight-asian="bold" style:font-weight-complex="bold"/>
    </style:style>
    <style:style style:name="P22" style:family="paragraph" style:parent-style-name="Standard">
      <style:text-properties fo:font-weight="bold" officeooo:rsid="0087a13a" officeooo:paragraph-rsid="000c0c38" style:font-weight-asian="bold" style:font-weight-complex="bold"/>
    </style:style>
    <style:style style:name="P23" style:family="paragraph" style:parent-style-name="Standard">
      <style:text-properties fo:font-weight="bold" officeooo:rsid="00664578" officeooo:paragraph-rsid="0076907f" style:font-weight-asian="bold" style:font-weight-complex="bold"/>
    </style:style>
    <style:style style:name="P24" style:family="paragraph" style:parent-style-name="Standard">
      <style:text-properties fo:font-weight="bold" officeooo:rsid="00664578" officeooo:paragraph-rsid="0098f986" style:font-weight-asian="bold" style:font-weight-complex="bold"/>
    </style:style>
    <style:style style:name="P25" style:family="paragraph" style:parent-style-name="Standard">
      <style:text-properties fo:font-weight="bold" officeooo:rsid="00a4f363" officeooo:paragraph-rsid="00a4f363" style:font-weight-asian="bold" style:font-weight-complex="bold"/>
    </style:style>
    <style:style style:name="P26" style:family="paragraph" style:parent-style-name="Standard">
      <style:text-properties fo:font-weight="bold" officeooo:rsid="00ada66c" officeooo:paragraph-rsid="00ada66c" style:font-weight-asian="bold" style:font-weight-complex="bold"/>
    </style:style>
    <style:style style:name="P27" style:family="paragraph" style:parent-style-name="Standard">
      <style:text-properties fo:font-weight="bold" officeooo:rsid="00b77a8c" officeooo:paragraph-rsid="00b77a8c" style:font-weight-asian="bold" style:font-weight-complex="bold"/>
    </style:style>
    <style:style style:name="P28" style:family="paragraph" style:parent-style-name="Standard">
      <style:text-properties fo:font-weight="bold" officeooo:rsid="00b2af87" officeooo:paragraph-rsid="00b2af87" style:font-weight-asian="bold" style:font-weight-complex="bold"/>
    </style:style>
    <style:style style:name="P29" style:family="paragraph" style:parent-style-name="Standard">
      <style:text-properties officeooo:rsid="004028d2" officeooo:paragraph-rsid="004028d2"/>
    </style:style>
    <style:style style:name="P30" style:family="paragraph" style:parent-style-name="Standard">
      <style:text-properties officeooo:rsid="00448cb6" officeooo:paragraph-rsid="00448cb6"/>
    </style:style>
    <style:style style:name="P31" style:family="paragraph" style:parent-style-name="Standard">
      <style:text-properties officeooo:rsid="00448cb6" officeooo:paragraph-rsid="000c0c38"/>
    </style:style>
    <style:style style:name="P32" style:family="paragraph" style:parent-style-name="Standard">
      <style:text-properties officeooo:rsid="00448cb6" officeooo:paragraph-rsid="004892a1"/>
    </style:style>
    <style:style style:name="P33" style:family="paragraph" style:parent-style-name="Standard">
      <style:text-properties officeooo:rsid="004b92f2" officeooo:paragraph-rsid="004b92f2"/>
    </style:style>
    <style:style style:name="P34" style:family="paragraph" style:parent-style-name="Standard">
      <style:text-properties officeooo:rsid="004e0078" officeooo:paragraph-rsid="004e0078"/>
    </style:style>
    <style:style style:name="P35" style:family="paragraph" style:parent-style-name="Standard">
      <style:text-properties officeooo:rsid="00555788" officeooo:paragraph-rsid="00555788"/>
    </style:style>
    <style:style style:name="P36" style:family="paragraph" style:parent-style-name="Standard">
      <style:text-properties style:font-name="Liberation Serif1" officeooo:rsid="004a5baa" officeooo:paragraph-rsid="004892a1" style:font-name-asian="Liberation Serif1" style:font-name-complex="Liberation Serif1"/>
    </style:style>
    <style:style style:name="P37" style:family="paragraph" style:parent-style-name="Standard">
      <style:text-properties style:font-name="Liberation Serif1" officeooo:rsid="004cddd0" officeooo:paragraph-rsid="004b92f2" style:font-name-asian="Liberation Serif1" style:font-name-complex="Liberation Serif1"/>
    </style:style>
    <style:style style:name="P38" style:family="paragraph" style:parent-style-name="Standard">
      <style:text-properties style:font-name="Liberation Serif1" fo:font-weight="normal" officeooo:rsid="00594b61" officeooo:paragraph-rsid="00555788" style:font-name-asian="Liberation Serif1" style:font-weight-asian="normal" style:font-name-complex="Liberation Serif1" style:font-weight-complex="normal"/>
    </style:style>
    <style:style style:name="P39" style:family="paragraph" style:parent-style-name="Standard">
      <style:text-properties style:font-name="Liberation Serif1" fo:font-weight="normal" officeooo:rsid="005b927d" officeooo:paragraph-rsid="005b927d" style:font-name-asian="Liberation Serif1" style:font-weight-asian="normal" style:font-name-complex="Liberation Serif1" style:font-weight-complex="normal"/>
    </style:style>
    <style:style style:name="P40" style:family="paragraph" style:parent-style-name="Standard">
      <style:text-properties style:font-name="Liberation Serif1" fo:font-weight="normal" officeooo:rsid="0060b9ee" officeooo:paragraph-rsid="00625422" style:font-name-asian="Liberation Serif1" style:font-weight-asian="normal" style:font-name-complex="Liberation Serif1" style:font-weight-complex="normal"/>
    </style:style>
    <style:style style:name="P41" style:family="paragraph" style:parent-style-name="Standard">
      <style:text-properties style:font-name="Liberation Serif1" fo:font-weight="normal" officeooo:rsid="008b5e29" officeooo:paragraph-rsid="00885ba7" style:font-name-asian="Liberation Serif1" style:font-weight-asian="normal" style:font-name-complex="Liberation Serif1" style:font-weight-complex="normal"/>
    </style:style>
    <style:style style:name="P42" style:family="paragraph" style:parent-style-name="Standard">
      <style:text-properties style:font-name="Liberation Serif1" fo:font-weight="normal" officeooo:rsid="00a757ba" officeooo:paragraph-rsid="007465da" style:font-name-asian="Liberation Serif1" style:font-weight-asian="normal" style:font-name-complex="Liberation Serif1" style:font-weight-complex="normal"/>
    </style:style>
    <style:style style:name="P43" style:family="paragraph" style:parent-style-name="Standard">
      <style:text-properties style:font-name="Liberation Serif1" fo:font-weight="bold" officeooo:rsid="00594b61" officeooo:paragraph-rsid="00634c31" style:font-name-asian="Liberation Serif1" style:font-weight-asian="bold" style:font-name-complex="Liberation Serif1" style:font-weight-complex="bold"/>
    </style:style>
    <style:style style:name="P44" style:family="paragraph" style:parent-style-name="Standard">
      <style:text-properties style:font-name="Liberation Serif1" fo:font-weight="bold" officeooo:rsid="00594b61" officeooo:paragraph-rsid="006e160d" style:font-name-asian="Liberation Serif1" style:font-weight-asian="bold" style:font-name-complex="Liberation Serif1" style:font-weight-complex="bold"/>
    </style:style>
    <style:style style:name="P45" style:family="paragraph" style:parent-style-name="Standard">
      <style:text-properties style:font-name="Liberation Serif1" fo:font-weight="bold" officeooo:rsid="0067c38c" officeooo:paragraph-rsid="0069adc1" style:font-name-asian="Liberation Serif1" style:font-weight-asian="bold" style:font-name-complex="Liberation Serif1" style:font-weight-complex="bold"/>
    </style:style>
    <style:style style:name="P46" style:family="paragraph" style:parent-style-name="Standard">
      <style:text-properties style:font-name="Liberation Serif1" fo:font-weight="bold" officeooo:rsid="00682ebf" officeooo:paragraph-rsid="0067c38c" style:font-name-asian="Liberation Serif1" style:font-weight-asian="bold" style:font-name-complex="Liberation Serif1" style:font-weight-complex="bold"/>
    </style:style>
    <style:style style:name="P47" style:family="paragraph" style:parent-style-name="Standard">
      <style:text-properties style:font-name="Liberation Serif1" fo:font-style="normal" fo:font-weight="normal" officeooo:rsid="00747d87" officeooo:paragraph-rsid="0069adc1" style:font-name-asian="Liberation Serif1" style:font-style-asian="normal" style:font-weight-asian="normal" style:font-name-complex="Liberation Serif1" style:font-style-complex="normal" style:font-weight-complex="normal"/>
    </style:style>
    <style:style style:name="P48" style:family="paragraph" style:parent-style-name="Standard">
      <style:text-properties style:font-name="Liberation Serif1" fo:font-style="normal" fo:font-weight="normal" officeooo:rsid="0098f986" officeooo:paragraph-rsid="0098f986" style:font-name-asian="Liberation Serif1" style:font-style-asian="normal" style:font-weight-asian="normal" style:font-name-complex="Liberation Serif1" style:font-style-complex="normal" style:font-weight-complex="normal"/>
    </style:style>
    <style:style style:name="P49" style:family="paragraph" style:parent-style-name="Standard">
      <style:text-properties style:font-name="Liberation Serif1" fo:font-style="normal" fo:font-weight="bold" officeooo:rsid="0079e25a" officeooo:paragraph-rsid="0076907f" style:font-name-asian="Liberation Serif1" style:font-style-asian="normal" style:font-weight-asian="bold" style:font-name-complex="Liberation Serif1" style:font-style-complex="normal" style:font-weight-complex="bold"/>
    </style:style>
    <style:style style:name="P50" style:family="paragraph" style:parent-style-name="Standard">
      <style:text-properties style:font-name="Liberation Serif1" fo:font-style="normal" fo:font-weight="bold" officeooo:rsid="007465da" officeooo:paragraph-rsid="0098f986" style:font-name-asian="Liberation Serif1" style:font-style-asian="normal" style:font-weight-asian="bold" style:font-name-complex="Liberation Serif1" style:font-style-complex="normal" style:font-weight-complex="bold"/>
    </style:style>
    <style:style style:name="P51" style:family="paragraph" style:parent-style-name="Standard">
      <style:text-properties style:font-name="Liberation Serif1" fo:font-style="normal" fo:font-weight="bold" officeooo:rsid="0092c2fb" officeooo:paragraph-rsid="00914115" style:font-name-asian="Liberation Serif1" style:font-style-asian="normal" style:font-weight-asian="bold" style:font-name-complex="Liberation Serif1" style:font-style-complex="normal" style:font-weight-complex="bold"/>
    </style:style>
    <style:style style:name="P52" style:family="paragraph" style:parent-style-name="Standard">
      <style:text-properties style:font-name="Liberation Serif1" fo:font-style="normal" style:text-underline-style="solid" style:text-underline-width="auto" style:text-underline-color="font-color" fo:font-weight="bold" officeooo:rsid="00a1015f" officeooo:paragraph-rsid="00a1015f" style:font-name-asian="Liberation Serif1" style:font-style-asian="normal" style:font-weight-asian="bold" style:font-name-complex="Liberation Serif1" style:font-style-complex="normal" style:font-weight-complex="bold"/>
    </style:style>
    <style:style style:name="P53" style:family="paragraph" style:parent-style-name="Standard">
      <style:text-properties style:font-name="Liberation Serif1" style:text-underline-style="solid" style:text-underline-width="auto" style:text-underline-color="font-color" fo:font-weight="bold" officeooo:rsid="00a757ba" officeooo:paragraph-rsid="00aa3c40" style:font-name-asian="Liberation Serif1" style:font-weight-asian="bold" style:font-name-complex="Liberation Serif1" style:font-weight-complex="bold"/>
    </style:style>
    <style:style style:name="P54" style:family="paragraph" style:parent-style-name="Standard">
      <style:text-properties style:font-name="Liberation Serif1" fo:font-style="italic" fo:font-weight="normal" officeooo:rsid="001c3f97" officeooo:paragraph-rsid="00c42770" style:font-name-asian="Liberation Serif1" style:font-style-asian="italic" style:font-weight-asian="normal" style:font-name-complex="Liberation Serif1" style:font-style-complex="italic" style:font-weight-complex="normal"/>
    </style:style>
    <style:style style:name="P55" style:family="paragraph" style:parent-style-name="Standard">
      <style:text-properties officeooo:rsid="00594b61" officeooo:paragraph-rsid="00594b61"/>
    </style:style>
    <style:style style:name="P56" style:family="paragraph" style:parent-style-name="Standard">
      <style:text-properties officeooo:rsid="00664578" officeooo:paragraph-rsid="00699cf5"/>
    </style:style>
    <style:style style:name="P57" style:family="paragraph" style:parent-style-name="Standard">
      <style:text-properties officeooo:rsid="00664578" officeooo:paragraph-rsid="0069adc1"/>
    </style:style>
    <style:style style:name="P58" style:family="paragraph" style:parent-style-name="Standard">
      <style:text-properties officeooo:rsid="00664578" officeooo:paragraph-rsid="006e160d"/>
    </style:style>
    <style:style style:name="P59" style:family="paragraph" style:parent-style-name="Standard" style:list-style-name="L1">
      <style:text-properties officeooo:paragraph-rsid="0076907f"/>
    </style:style>
    <style:style style:name="P60" style:family="paragraph" style:parent-style-name="Standard" style:list-style-name="L1">
      <style:text-properties fo:font-weight="bold" officeooo:rsid="0076907f" officeooo:paragraph-rsid="0076907f" style:font-weight-asian="bold" style:font-weight-complex="bold"/>
    </style:style>
    <style:style style:name="P61" style:family="paragraph" style:parent-style-name="Standard">
      <style:text-properties fo:font-weight="bold" officeooo:rsid="01316df6" officeooo:paragraph-rsid="01316df6" style:font-weight-asian="bold" style:font-weight-complex="bold"/>
    </style:style>
    <style:style style:name="P62" style:family="paragraph" style:parent-style-name="Standard">
      <style:text-properties fo:font-weight="bold" officeooo:rsid="01316df6" officeooo:paragraph-rsid="0135fa77" style:font-weight-asian="bold" style:font-weight-complex="bold"/>
    </style:style>
    <style:style style:name="P63" style:family="paragraph" style:parent-style-name="Standard">
      <style:text-properties fo:font-weight="normal" officeooo:rsid="00b8ac33" officeooo:paragraph-rsid="00b8ac33" style:font-weight-asian="normal" style:font-weight-complex="normal"/>
    </style:style>
    <style:style style:name="P64" style:family="paragraph" style:parent-style-name="Standard">
      <style:text-properties fo:font-weight="normal" officeooo:rsid="00dfd1f8" officeooo:paragraph-rsid="00dfd1f8" style:font-weight-asian="normal" style:font-weight-complex="normal"/>
    </style:style>
    <style:style style:name="P65" style:family="paragraph" style:parent-style-name="Standard">
      <style:text-properties fo:font-weight="normal" officeooo:rsid="00dfd1f8" officeooo:paragraph-rsid="00e3d156" style:font-weight-asian="normal" style:font-weight-complex="normal"/>
    </style:style>
    <style:style style:name="P66" style:family="paragraph" style:parent-style-name="Standard">
      <style:text-properties fo:font-weight="normal" officeooo:rsid="00e22c5c" officeooo:paragraph-rsid="00e22c5c" style:font-weight-asian="normal" style:font-weight-complex="normal"/>
    </style:style>
    <style:style style:name="P67" style:family="paragraph" style:parent-style-name="Standard">
      <style:text-properties fo:font-weight="normal" officeooo:rsid="00e3d156" officeooo:paragraph-rsid="00e649a5" style:font-weight-asian="normal" style:font-weight-complex="normal"/>
    </style:style>
    <style:style style:name="P68" style:family="paragraph" style:parent-style-name="Standard">
      <style:text-properties fo:font-weight="normal" officeooo:rsid="00e3d156" officeooo:paragraph-rsid="00e9fc46" style:font-weight-asian="normal" style:font-weight-complex="normal"/>
    </style:style>
    <style:style style:name="P69" style:family="paragraph" style:parent-style-name="Standard">
      <style:text-properties fo:font-weight="normal" officeooo:rsid="00e3d156" officeooo:paragraph-rsid="00ea64b0" style:font-weight-asian="normal" style:font-weight-complex="normal"/>
    </style:style>
    <style:style style:name="P70" style:family="paragraph" style:parent-style-name="Standard">
      <style:text-properties fo:font-weight="normal" officeooo:rsid="00e9fc46" officeooo:paragraph-rsid="00ea64b0" style:font-weight-asian="normal" style:font-weight-complex="normal"/>
    </style:style>
    <style:style style:name="P71" style:family="paragraph" style:parent-style-name="Standard">
      <style:text-properties fo:font-weight="normal" officeooo:rsid="00f6810e" officeooo:paragraph-rsid="00f6810e" style:font-weight-asian="normal" style:font-weight-complex="normal"/>
    </style:style>
    <style:style style:name="P72" style:family="paragraph" style:parent-style-name="Standard">
      <style:text-properties fo:font-weight="normal" officeooo:rsid="00fe8414" officeooo:paragraph-rsid="00fe8414" style:font-weight-asian="normal" style:font-weight-complex="normal"/>
    </style:style>
    <style:style style:name="P73" style:family="paragraph" style:parent-style-name="Standard">
      <style:text-properties style:font-name="Liberation Serif1" fo:font-weight="bold" officeooo:rsid="00682ebf" officeooo:paragraph-rsid="006fb9b5" style:font-name-asian="Liberation Serif1" style:font-weight-asian="bold" style:font-name-complex="Liberation Serif1" style:font-weight-complex="bold"/>
    </style:style>
    <style:style style:name="P74" style:family="paragraph" style:parent-style-name="Standard">
      <style:text-properties style:font-name="Liberation Serif1" fo:font-weight="normal" officeooo:rsid="00ce167e" officeooo:paragraph-rsid="00d243fc" style:font-name-asian="Liberation Serif1" style:font-weight-asian="normal" style:font-name-complex="Liberation Serif1" style:font-weight-complex="normal"/>
    </style:style>
    <style:style style:name="P75" style:family="paragraph" style:parent-style-name="Standard">
      <style:text-properties style:font-name="Liberation Serif1" fo:font-style="italic" fo:font-weight="normal" officeooo:rsid="00ca19e9" officeooo:paragraph-rsid="00d049f5" style:font-name-asian="Liberation Serif1" style:font-style-asian="italic" style:font-weight-asian="normal" style:font-name-complex="Liberation Serif1" style:font-style-complex="italic" style:font-weight-complex="normal"/>
    </style:style>
    <style:style style:name="P76" style:family="paragraph" style:parent-style-name="Standard">
      <style:text-properties style:font-name="Liberation Serif1" fo:font-style="italic" fo:font-weight="normal" officeooo:rsid="00ffeaa5" officeooo:paragraph-rsid="00ffeaa5" style:font-name-asian="Liberation Serif1" style:font-style-asian="italic" style:font-weight-asian="normal" style:font-name-complex="Liberation Serif1" style:font-style-complex="italic" style:font-weight-complex="normal"/>
    </style:style>
    <style:style style:name="P77" style:family="paragraph" style:parent-style-name="Standard">
      <style:text-properties style:font-name="Liberation Serif1" fo:font-style="italic" fo:font-weight="normal" officeooo:rsid="001c3f97" officeooo:paragraph-rsid="00c42770" style:font-name-asian="Liberation Serif1" style:font-style-asian="italic" style:font-weight-asian="normal" style:font-name-complex="Liberation Serif1" style:font-style-complex="italic" style:font-weight-complex="normal"/>
    </style:style>
    <style:style style:name="P78" style:family="paragraph" style:parent-style-name="Standard">
      <style:text-properties style:font-name="Liberation Serif1" fo:font-style="normal" fo:font-weight="normal" officeooo:rsid="00d10faf" officeooo:paragraph-rsid="00d10faf" style:font-name-asian="Liberation Serif1" style:font-style-asian="normal" style:font-weight-asian="normal" style:font-name-complex="Liberation Serif1" style:font-style-complex="normal" style:font-weight-complex="normal"/>
    </style:style>
    <style:style style:name="P79" style:family="paragraph" style:parent-style-name="Standard">
      <style:text-properties style:font-name="Liberation Serif1" fo:font-style="normal" fo:font-weight="normal" officeooo:rsid="00d10faf" officeooo:paragraph-rsid="00d41ab6" style:font-name-asian="Liberation Serif1" style:font-style-asian="normal" style:font-weight-asian="normal" style:font-name-complex="Liberation Serif1" style:font-style-complex="normal" style:font-weight-complex="normal"/>
    </style:style>
    <style:style style:name="P80" style:family="paragraph" style:parent-style-name="Standard">
      <style:text-properties style:font-name="Liberation Serif1" fo:font-style="normal" fo:font-weight="normal" officeooo:rsid="00d10faf" officeooo:paragraph-rsid="00d77d11" style:font-name-asian="Liberation Serif1" style:font-style-asian="normal" style:font-weight-asian="normal" style:font-name-complex="Liberation Serif1" style:font-style-complex="normal" style:font-weight-complex="normal"/>
    </style:style>
    <style:style style:name="P81" style:family="paragraph" style:parent-style-name="Standard">
      <style:text-properties style:font-name="Liberation Serif1" fo:font-style="normal" fo:font-weight="normal" officeooo:rsid="00da4ac9" officeooo:paragraph-rsid="00da4ac9" style:font-name-asian="Liberation Serif1" style:font-style-asian="normal" style:font-weight-asian="normal" style:font-name-complex="Liberation Serif1" style:font-style-complex="normal" style:font-weight-complex="normal"/>
    </style:style>
    <style:style style:name="P82" style:family="paragraph" style:parent-style-name="Standard">
      <style:text-properties style:font-name="Liberation Serif1" fo:font-style="normal" fo:font-weight="normal" officeooo:rsid="00da4ac9" officeooo:paragraph-rsid="00db8d72" style:font-name-asian="Liberation Serif1" style:font-style-asian="normal" style:font-weight-asian="normal" style:font-name-complex="Liberation Serif1" style:font-style-complex="normal" style:font-weight-complex="normal"/>
    </style:style>
    <style:style style:name="P83" style:family="paragraph" style:parent-style-name="Standard">
      <style:text-properties officeooo:rsid="006462f0" officeooo:paragraph-rsid="00dde140"/>
    </style:style>
    <style:style style:name="P84" style:family="paragraph" style:parent-style-name="Standard">
      <style:text-properties officeooo:rsid="0135fa77" officeooo:paragraph-rsid="0135fa77"/>
    </style:style>
    <style:style style:name="P85" style:family="paragraph" style:parent-style-name="Text_20_body">
      <style:text-properties style:text-underline-style="solid" style:text-underline-width="auto" style:text-underline-color="font-color" fo:font-weight="bold" officeooo:rsid="00f22bec" officeooo:paragraph-rsid="00f22bec" style:font-weight-asian="bold" style:font-weight-complex="bold"/>
    </style:style>
    <style:style style:name="P86" style:family="paragraph" style:parent-style-name="Text_20_body">
      <style:text-properties style:text-underline-style="solid" style:text-underline-width="auto" style:text-underline-color="font-color" fo:font-weight="bold" officeooo:rsid="01049a32" officeooo:paragraph-rsid="01049a32" style:font-weight-asian="bold" style:font-weight-complex="bold"/>
    </style:style>
    <style:style style:name="P87" style:family="paragraph" style:parent-style-name="Text_20_body">
      <style:text-properties style:text-underline-style="solid" style:text-underline-width="auto" style:text-underline-color="font-color" fo:font-weight="bold" officeooo:rsid="0105e18b" officeooo:paragraph-rsid="0105e18b" style:font-weight-asian="bold" style:font-weight-complex="bold"/>
    </style:style>
    <style:style style:name="P88" style:family="paragraph" style:parent-style-name="Text_20_body">
      <style:text-properties style:text-underline-style="solid" style:text-underline-width="auto" style:text-underline-color="font-color" fo:font-weight="bold" officeooo:rsid="0110724f" officeooo:paragraph-rsid="0110724f" style:font-weight-asian="bold" style:font-weight-complex="bold"/>
    </style:style>
    <style:style style:name="P89" style:family="paragraph" style:parent-style-name="Text_20_body">
      <style:text-properties style:text-underline-style="none" fo:font-weight="bold" officeooo:rsid="00f22bec" officeooo:paragraph-rsid="00f22bec" style:font-weight-asian="bold" style:font-weight-complex="bold"/>
    </style:style>
    <style:style style:name="P90" style:family="paragraph" style:parent-style-name="Text_20_body">
      <style:text-properties style:text-underline-style="none" fo:font-weight="normal" officeooo:rsid="0120d7ac" officeooo:paragraph-rsid="0120d7ac" style:font-weight-asian="normal" style:font-weight-complex="normal"/>
    </style:style>
    <style:style style:name="P91" style:family="paragraph" style:parent-style-name="Text_20_body">
      <style:text-properties style:text-underline-style="none" fo:font-weight="normal" officeooo:rsid="0125c896" officeooo:paragraph-rsid="0125c896" style:font-weight-asian="normal" style:font-weight-complex="normal"/>
    </style:style>
    <style:style style:name="P92" style:family="paragraph" style:parent-style-name="Text_20_body">
      <style:text-properties style:text-underline-style="none" fo:font-weight="normal" officeooo:rsid="0135fa77" officeooo:paragraph-rsid="0135fa77" style:font-weight-asian="normal" style:font-weight-complex="normal"/>
    </style:style>
    <style:style style:name="P93" style:family="paragraph" style:parent-style-name="Title">
      <style:paragraph-properties fo:break-before="page"/>
      <style:text-properties fo:font-weight="bold" officeooo:rsid="00f08436" officeooo:paragraph-rsid="00f08436" style:font-weight-asian="bold" style:font-weight-complex="bold"/>
    </style:style>
    <style:style style:name="T1" style:family="text">
      <style:text-properties officeooo:rsid="00220245"/>
    </style:style>
    <style:style style:name="T2" style:family="text">
      <style:text-properties officeooo:rsid="00222e0b"/>
    </style:style>
    <style:style style:name="T3" style:family="text">
      <style:text-properties fo:font-weight="bold" style:font-weight-asian="bold" style:font-weight-complex="bold"/>
    </style:style>
    <style:style style:name="T4" style:family="text">
      <style:text-properties fo:font-weight="bold" officeooo:rsid="00cbbdaf" style:font-weight-asian="bold" style:font-weight-complex="bold"/>
    </style:style>
    <style:style style:name="T5" style:family="text">
      <style:text-properties fo:font-weight="bold" officeooo:rsid="00d243fc" style:font-weight-asian="bold" style:font-weight-complex="bold"/>
    </style:style>
    <style:style style:name="T6" style:family="text">
      <style:text-properties fo:font-weight="bold" officeooo:rsid="00d41ab6" style:font-weight-asian="bold" style:font-weight-complex="bold"/>
    </style:style>
    <style:style style:name="T7" style:family="text">
      <style:text-properties fo:font-weight="bold" officeooo:rsid="00d5f85d" style:font-weight-asian="bold" style:font-weight-complex="bold"/>
    </style:style>
    <style:style style:name="T8" style:family="text">
      <style:text-properties fo:font-weight="bold" officeooo:rsid="00d90c86" style:font-weight-asian="bold" style:font-weight-complex="bold"/>
    </style:style>
    <style:style style:name="T9" style:family="text">
      <style:text-properties fo:font-weight="bold" officeooo:rsid="003dd396" style:font-weight-asian="bold" style:font-weight-complex="bold"/>
    </style:style>
    <style:style style:name="T10" style:family="text">
      <style:text-properties fo:font-weight="bold" officeooo:rsid="00dd02b6" style:font-weight-asian="bold" style:font-weight-complex="bold"/>
    </style:style>
    <style:style style:name="T11" style:family="text">
      <style:text-properties fo:font-weight="bold" officeooo:rsid="00dde140" style:font-weight-asian="bold" style:font-weight-complex="bold"/>
    </style:style>
    <style:style style:name="T12" style:family="text">
      <style:text-properties fo:font-weight="bold" officeooo:rsid="00f6810e" style:font-weight-asian="bold" style:font-weight-complex="bold"/>
    </style:style>
    <style:style style:name="T13" style:family="text">
      <style:text-properties officeooo:rsid="0033d8c2"/>
    </style:style>
    <style:style style:name="T14" style:family="text">
      <style:text-properties style:font-name="Liberation Serif1" style:font-name-asian="Liberation Serif1" style:font-name-complex="Liberation Serif1"/>
    </style:style>
    <style:style style:name="T15" style:family="text">
      <style:text-properties style:font-name="Liberation Serif1" officeooo:rsid="00463965" style:font-name-asian="Liberation Serif1" style:font-name-complex="Liberation Serif1"/>
    </style:style>
    <style:style style:name="T16" style:family="text">
      <style:text-properties style:font-name="Liberation Serif1" officeooo:rsid="004733eb" style:font-name-asian="Liberation Serif1" style:font-name-complex="Liberation Serif1"/>
    </style:style>
    <style:style style:name="T17" style:family="text">
      <style:text-properties style:font-name="Liberation Serif1" officeooo:rsid="004892a1" style:font-name-asian="Liberation Serif1" style:font-name-complex="Liberation Serif1"/>
    </style:style>
    <style:style style:name="T18" style:family="text">
      <style:text-properties style:font-name="Liberation Serif1" officeooo:rsid="004a5baa" style:font-name-asian="Liberation Serif1" style:font-name-complex="Liberation Serif1"/>
    </style:style>
    <style:style style:name="T19" style:family="text">
      <style:text-properties style:font-name="Liberation Serif1" officeooo:rsid="004cddd0" style:font-name-asian="Liberation Serif1" style:font-name-complex="Liberation Serif1"/>
    </style:style>
    <style:style style:name="T20" style:family="text">
      <style:text-properties style:font-name="Liberation Serif1" officeooo:rsid="004e2b3e" style:font-name-asian="Liberation Serif1" style:font-name-complex="Liberation Serif1"/>
    </style:style>
    <style:style style:name="T21" style:family="text">
      <style:text-properties style:font-name="Liberation Serif1" officeooo:rsid="004e97db" style:font-name-asian="Liberation Serif1" style:font-name-complex="Liberation Serif1"/>
    </style:style>
    <style:style style:name="T22" style:family="text">
      <style:text-properties style:font-name="Liberation Serif1" officeooo:rsid="005111df" style:font-name-asian="Liberation Serif1" style:font-name-complex="Liberation Serif1"/>
    </style:style>
    <style:style style:name="T23" style:family="text">
      <style:text-properties style:font-name="Liberation Serif1" officeooo:rsid="0052ef66" style:font-name-asian="Liberation Serif1" style:font-name-complex="Liberation Serif1"/>
    </style:style>
    <style:style style:name="T24" style:family="text">
      <style:text-properties style:font-name="Liberation Serif1" officeooo:rsid="00532b6e" style:font-name-asian="Liberation Serif1" style:font-name-complex="Liberation Serif1"/>
    </style:style>
    <style:style style:name="T25" style:family="text">
      <style:text-properties style:font-name="Liberation Serif1" officeooo:rsid="0054634f" style:font-name-asian="Liberation Serif1" style:font-name-complex="Liberation Serif1"/>
    </style:style>
    <style:style style:name="T26" style:family="text">
      <style:text-properties style:font-name="Liberation Serif1" officeooo:rsid="005ce7bc" style:font-name-asian="Liberation Serif1" style:font-name-complex="Liberation Serif1"/>
    </style:style>
    <style:style style:name="T27" style:family="text">
      <style:text-properties style:font-name="Liberation Serif1" officeooo:rsid="00594b61" style:font-name-asian="Liberation Serif1" style:font-name-complex="Liberation Serif1"/>
    </style:style>
    <style:style style:name="T28" style:family="text">
      <style:text-properties style:font-name="Liberation Serif1" officeooo:rsid="0060b9ee" style:font-name-asian="Liberation Serif1" style:font-name-complex="Liberation Serif1"/>
    </style:style>
    <style:style style:name="T29" style:family="text">
      <style:text-properties style:font-name="Liberation Serif1" officeooo:rsid="005a5f8f" style:font-name-asian="Liberation Serif1" style:font-name-complex="Liberation Serif1"/>
    </style:style>
    <style:style style:name="T30" style:family="text">
      <style:text-properties style:font-name="Liberation Serif1" officeooo:rsid="0067c38c" style:font-name-asian="Liberation Serif1" style:font-name-complex="Liberation Serif1"/>
    </style:style>
    <style:style style:name="T31" style:family="text">
      <style:text-properties style:font-name="Liberation Serif1" officeooo:rsid="00699cf5" style:font-name-asian="Liberation Serif1" style:font-name-complex="Liberation Serif1"/>
    </style:style>
    <style:style style:name="T32" style:family="text">
      <style:text-properties style:font-name="Liberation Serif1" officeooo:rsid="006b5a89" style:font-name-asian="Liberation Serif1" style:font-name-complex="Liberation Serif1"/>
    </style:style>
    <style:style style:name="T33" style:family="text">
      <style:text-properties style:font-name="Liberation Serif1" officeooo:rsid="00682ebf" style:font-name-asian="Liberation Serif1" style:font-name-complex="Liberation Serif1"/>
    </style:style>
    <style:style style:name="T34" style:family="text">
      <style:text-properties style:font-name="Liberation Serif1" officeooo:rsid="0070b51b" style:font-name-asian="Liberation Serif1" style:font-name-complex="Liberation Serif1"/>
    </style:style>
    <style:style style:name="T35" style:family="text">
      <style:text-properties style:font-name="Liberation Serif1" officeooo:rsid="0089fd87" style:font-name-asian="Liberation Serif1" style:font-name-complex="Liberation Serif1"/>
    </style:style>
    <style:style style:name="T36" style:family="text">
      <style:text-properties style:font-name="Liberation Serif1" officeooo:rsid="008a8edf" style:font-name-asian="Liberation Serif1" style:font-name-complex="Liberation Serif1"/>
    </style:style>
    <style:style style:name="T37" style:family="text">
      <style:text-properties style:font-name="Liberation Serif1" officeooo:rsid="008b5e29" style:font-name-asian="Liberation Serif1" style:font-name-complex="Liberation Serif1"/>
    </style:style>
    <style:style style:name="T38" style:family="text">
      <style:text-properties style:font-name="Liberation Serif1" officeooo:rsid="00909bf4" style:font-name-asian="Liberation Serif1" style:font-name-complex="Liberation Serif1"/>
    </style:style>
    <style:style style:name="T39" style:family="text">
      <style:text-properties style:font-name="Liberation Serif1" officeooo:rsid="009d5eee" style:font-name-asian="Liberation Serif1" style:font-name-complex="Liberation Serif1"/>
    </style:style>
    <style:style style:name="T40" style:family="text">
      <style:text-properties style:font-name="Liberation Serif1" officeooo:rsid="00a2477b" style:font-name-asian="Liberation Serif1" style:font-name-complex="Liberation Serif1"/>
    </style:style>
    <style:style style:name="T41" style:family="text">
      <style:text-properties style:font-name="Liberation Serif1" officeooo:rsid="00a37688" style:font-name-asian="Liberation Serif1" style:font-name-complex="Liberation Serif1"/>
    </style:style>
    <style:style style:name="T42" style:family="text">
      <style:text-properties style:font-name="Liberation Serif1" officeooo:rsid="00a757ba" style:font-name-asian="Liberation Serif1" style:font-name-complex="Liberation Serif1"/>
    </style:style>
    <style:style style:name="T43" style:family="text">
      <style:text-properties style:font-name="Liberation Serif1" officeooo:rsid="00a8f205" style:font-name-asian="Liberation Serif1" style:font-name-complex="Liberation Serif1"/>
    </style:style>
    <style:style style:name="T44" style:family="text">
      <style:text-properties style:font-name="Liberation Serif1" officeooo:rsid="00aa130e" style:font-name-asian="Liberation Serif1" style:font-name-complex="Liberation Serif1"/>
    </style:style>
    <style:style style:name="T45" style:family="text">
      <style:text-properties style:font-name="Liberation Serif1" officeooo:rsid="00ac383a" style:font-name-asian="Liberation Serif1" style:font-name-complex="Liberation Serif1"/>
    </style:style>
    <style:style style:name="T46" style:family="text">
      <style:text-properties style:font-name="Liberation Serif1" officeooo:rsid="00ac810d" style:font-name-asian="Liberation Serif1" style:font-name-complex="Liberation Serif1"/>
    </style:style>
    <style:style style:name="T47" style:family="text">
      <style:text-properties style:font-name="Liberation Serif1" officeooo:rsid="00ada66c" style:font-name-asian="Liberation Serif1" style:font-name-complex="Liberation Serif1"/>
    </style:style>
    <style:style style:name="T48" style:family="text">
      <style:text-properties style:font-name="Liberation Serif1" officeooo:rsid="00ae011d" style:font-name-asian="Liberation Serif1" style:font-name-complex="Liberation Serif1"/>
    </style:style>
    <style:style style:name="T49" style:family="text">
      <style:text-properties style:font-name="Liberation Serif1" officeooo:rsid="00afd4a6" style:font-name-asian="Liberation Serif1" style:font-name-complex="Liberation Serif1"/>
    </style:style>
    <style:style style:name="T50" style:family="text">
      <style:text-properties style:font-name="Liberation Serif1" officeooo:rsid="00b0dc23" style:font-name-asian="Liberation Serif1" style:font-name-complex="Liberation Serif1"/>
    </style:style>
    <style:style style:name="T51" style:family="text">
      <style:text-properties style:font-name="Liberation Serif1" officeooo:rsid="00b1492d" style:font-name-asian="Liberation Serif1" style:font-name-complex="Liberation Serif1"/>
    </style:style>
    <style:style style:name="T52" style:family="text">
      <style:text-properties style:font-name="Liberation Serif1" officeooo:rsid="00b2a2b7" style:font-name-asian="Liberation Serif1" style:font-name-complex="Liberation Serif1"/>
    </style:style>
    <style:style style:name="T53" style:family="text">
      <style:text-properties style:font-name="Liberation Serif1" officeooo:rsid="00b77a8c" style:font-name-asian="Liberation Serif1" style:font-name-complex="Liberation Serif1"/>
    </style:style>
    <style:style style:name="T54" style:family="text">
      <style:text-properties style:font-name="Liberation Serif1" officeooo:rsid="00b8bb79" style:font-name-asian="Liberation Serif1" style:font-name-complex="Liberation Serif1"/>
    </style:style>
    <style:style style:name="T55" style:family="text">
      <style:text-properties style:font-name="Liberation Serif1" officeooo:rsid="00bfc14c" style:font-name-asian="Liberation Serif1" style:font-name-complex="Liberation Serif1"/>
    </style:style>
    <style:style style:name="T56" style:family="text">
      <style:text-properties style:font-name="Liberation Serif1" officeooo:rsid="003dd396" style:font-name-asian="Liberation Serif1" style:font-name-complex="Liberation Serif1"/>
    </style:style>
    <style:style style:name="T57" style:family="text">
      <style:text-properties style:font-name="Liberation Serif1" officeooo:rsid="01028386" style:font-name-asian="Liberation Serif1" style:font-name-complex="Liberation Serif1"/>
    </style:style>
    <style:style style:name="T58" style:family="text">
      <style:text-properties style:font-name="Liberation Serif1" officeooo:rsid="010412cc" style:font-name-asian="Liberation Serif1" style:font-name-complex="Liberation Serif1"/>
    </style:style>
    <style:style style:name="T59" style:family="text">
      <style:text-properties style:font-name="Liberation Serif1" officeooo:rsid="0139a508" style:font-name-asian="Liberation Serif1" style:font-name-complex="Liberation Serif1"/>
    </style:style>
    <style:style style:name="T60" style:family="text">
      <style:text-properties style:font-name="Liberation Serif1" officeooo:rsid="013b4a42" style:font-name-asian="Liberation Serif1" style:font-name-complex="Liberation Serif1"/>
    </style:style>
    <style:style style:name="T61" style:family="text">
      <style:text-properties style:font-name="Liberation Serif1" officeooo:rsid="013b4ded" style:font-name-asian="Liberation Serif1" style:font-name-complex="Liberation Serif1"/>
    </style:style>
    <style:style style:name="T62" style:family="text">
      <style:text-properties style:font-name="Liberation Serif1" fo:font-weight="bold" style:font-name-asian="Liberation Serif1" style:font-weight-asian="bold" style:font-name-complex="Liberation Serif1" style:font-weight-complex="bold"/>
    </style:style>
    <style:style style:name="T63" style:family="text">
      <style:text-properties style:font-name="Liberation Serif1" fo:font-weight="bold" officeooo:rsid="004e2b3e" style:font-name-asian="Liberation Serif1" style:font-weight-asian="bold" style:font-name-complex="Liberation Serif1" style:font-weight-complex="bold"/>
    </style:style>
    <style:style style:name="T64" style:family="text">
      <style:text-properties style:font-name="Liberation Serif1" fo:font-weight="bold" officeooo:rsid="005a5f8f" style:font-name-asian="Liberation Serif1" style:font-weight-asian="bold" style:font-name-complex="Liberation Serif1" style:font-weight-complex="bold"/>
    </style:style>
    <style:style style:name="T65" style:family="text">
      <style:text-properties style:font-name="Liberation Serif1" fo:font-weight="bold" officeooo:rsid="005b6bd1" style:font-name-asian="Liberation Serif1" style:font-weight-asian="bold" style:font-name-complex="Liberation Serif1" style:font-weight-complex="bold"/>
    </style:style>
    <style:style style:name="T66" style:family="text">
      <style:text-properties style:font-name="Liberation Serif1" fo:font-weight="bold" officeooo:rsid="00594b61" style:font-name-asian="Liberation Serif1" style:font-weight-asian="bold" style:font-name-complex="Liberation Serif1" style:font-weight-complex="bold"/>
    </style:style>
    <style:style style:name="T67" style:family="text">
      <style:text-properties style:font-name="Liberation Serif1" fo:font-weight="bold" officeooo:rsid="0060b9ee" style:font-name-asian="Liberation Serif1" style:font-weight-asian="bold" style:font-name-complex="Liberation Serif1" style:font-weight-complex="bold"/>
    </style:style>
    <style:style style:name="T68" style:family="text">
      <style:text-properties style:font-name="Liberation Serif1" fo:font-weight="bold" officeooo:rsid="0067c38c" style:font-name-asian="Liberation Serif1" style:font-weight-asian="bold" style:font-name-complex="Liberation Serif1" style:font-weight-complex="bold"/>
    </style:style>
    <style:style style:name="T69" style:family="text">
      <style:text-properties style:font-name="Liberation Serif1" fo:font-weight="bold" officeooo:rsid="00682ebf" style:font-name-asian="Liberation Serif1" style:font-weight-asian="bold" style:font-name-complex="Liberation Serif1" style:font-weight-complex="bold"/>
    </style:style>
    <style:style style:name="T70" style:family="text">
      <style:text-properties style:font-name="Liberation Serif1" fo:font-weight="bold" officeooo:rsid="00699cf5" style:font-name-asian="Liberation Serif1" style:font-weight-asian="bold" style:font-name-complex="Liberation Serif1" style:font-weight-complex="bold"/>
    </style:style>
    <style:style style:name="T71" style:family="text">
      <style:text-properties style:font-name="Liberation Serif1" fo:font-weight="bold" officeooo:rsid="007465da" style:font-name-asian="Liberation Serif1" style:font-weight-asian="bold" style:font-name-complex="Liberation Serif1" style:font-weight-complex="bold"/>
    </style:style>
    <style:style style:name="T72" style:family="text">
      <style:text-properties style:font-name="Liberation Serif1" fo:font-weight="normal" style:font-name-asian="Liberation Serif1" style:font-weight-asian="normal" style:font-name-complex="Liberation Serif1" style:font-weight-complex="normal"/>
    </style:style>
    <style:style style:name="T73" style:family="text">
      <style:text-properties style:font-name="Liberation Serif1" fo:font-weight="normal" officeooo:rsid="004e2b3e" style:font-name-asian="Liberation Serif1" style:font-weight-asian="normal" style:font-name-complex="Liberation Serif1" style:font-weight-complex="normal"/>
    </style:style>
    <style:style style:name="T74" style:family="text">
      <style:text-properties style:font-name="Liberation Serif1" fo:font-weight="normal" officeooo:rsid="00594b61" style:font-name-asian="Liberation Serif1" style:font-weight-asian="normal" style:font-name-complex="Liberation Serif1" style:font-weight-complex="normal"/>
    </style:style>
    <style:style style:name="T75" style:family="text">
      <style:text-properties style:font-name="Liberation Serif1" fo:font-weight="normal" officeooo:rsid="0060b9ee" style:font-name-asian="Liberation Serif1" style:font-weight-asian="normal" style:font-name-complex="Liberation Serif1" style:font-weight-complex="normal"/>
    </style:style>
    <style:style style:name="T76" style:family="text">
      <style:text-properties style:font-name="Liberation Serif1" fo:font-weight="normal" officeooo:rsid="00610a94" style:font-name-asian="Liberation Serif1" style:font-weight-asian="normal" style:font-name-complex="Liberation Serif1" style:font-weight-complex="normal"/>
    </style:style>
    <style:style style:name="T77" style:family="text">
      <style:text-properties style:font-name="Liberation Serif1" fo:font-weight="normal" officeooo:rsid="01321ab8" style:font-name-asian="Liberation Serif1" style:font-weight-asian="normal" style:font-name-complex="Liberation Serif1" style:font-weight-complex="normal"/>
    </style:style>
    <style:style style:name="T78" style:family="text">
      <style:text-properties style:font-name="Liberation Serif1" fo:font-weight="normal" officeooo:rsid="0133eea5" style:font-name-asian="Liberation Serif1" style:font-weight-asian="normal" style:font-name-complex="Liberation Serif1" style:font-weight-complex="normal"/>
    </style:style>
    <style:style style:name="T79" style:family="text">
      <style:text-properties style:font-name="Liberation Serif1" fo:font-style="italic" style:font-name-asian="Liberation Serif1" style:font-style-asian="italic" style:font-name-complex="Liberation Serif1" style:font-style-complex="italic"/>
    </style:style>
    <style:style style:name="T80" style:family="text">
      <style:text-properties style:font-name="Liberation Serif1" fo:font-style="italic" officeooo:rsid="0092c2fb" style:font-name-asian="Liberation Serif1" style:font-style-asian="italic" style:font-name-complex="Liberation Serif1" style:font-style-complex="italic"/>
    </style:style>
    <style:style style:name="T81" style:family="text">
      <style:text-properties style:font-name="Liberation Serif1" fo:font-style="italic" officeooo:rsid="00942ee7" style:font-name-asian="Liberation Serif1" style:font-style-asian="italic" style:font-name-complex="Liberation Serif1" style:font-style-complex="italic"/>
    </style:style>
    <style:style style:name="T82" style:family="text">
      <style:text-properties style:font-name="Liberation Serif1" fo:font-style="italic" officeooo:rsid="00914115" style:font-name-asian="Liberation Serif1" style:font-style-asian="italic" style:font-name-complex="Liberation Serif1" style:font-style-complex="italic"/>
    </style:style>
    <style:style style:name="T83" style:family="text">
      <style:text-properties style:font-name="Liberation Serif1" fo:font-style="italic" fo:font-weight="bold" officeooo:rsid="00942ee7" style:font-name-asian="Liberation Serif1" style:font-style-asian="italic" style:font-weight-asian="bold" style:font-name-complex="Liberation Serif1" style:font-style-complex="italic" style:font-weight-complex="bold"/>
    </style:style>
    <style:style style:name="T84" style:family="text">
      <style:text-properties style:font-name="Liberation Serif1" fo:font-style="italic" fo:font-weight="bold" officeooo:rsid="0092c2fb" style:font-name-asian="Liberation Serif1" style:font-style-asian="italic" style:font-weight-asian="bold" style:font-name-complex="Liberation Serif1" style:font-style-complex="italic" style:font-weight-complex="bold"/>
    </style:style>
    <style:style style:name="T85" style:family="text">
      <style:text-properties style:font-name="Liberation Serif1" fo:font-style="italic" fo:font-weight="normal" style:font-name-asian="Liberation Serif1" style:font-style-asian="italic" style:font-weight-asian="normal" style:font-name-complex="Liberation Serif1" style:font-style-complex="italic" style:font-weight-complex="normal"/>
    </style:style>
    <style:style style:name="T86" style:family="text">
      <style:text-properties style:font-name="Liberation Serif1" fo:font-style="italic" fo:font-weight="normal" officeooo:rsid="00977b86" style:font-name-asian="Liberation Serif1" style:font-style-asian="italic" style:font-weight-asian="normal" style:font-name-complex="Liberation Serif1" style:font-style-complex="italic" style:font-weight-complex="normal"/>
    </style:style>
    <style:style style:name="T87" style:family="text">
      <style:text-properties style:font-name="Liberation Serif1" fo:font-style="italic" fo:font-weight="normal" officeooo:rsid="00c0fae2" style:font-name-asian="Liberation Serif1" style:font-style-asian="italic" style:font-weight-asian="normal" style:font-name-complex="Liberation Serif1" style:font-style-complex="italic" style:font-weight-complex="normal"/>
    </style:style>
    <style:style style:name="T88" style:family="text">
      <style:text-properties style:font-name="Liberation Serif1" fo:font-style="normal" style:font-name-asian="Liberation Serif1" style:font-style-asian="normal" style:font-name-complex="Liberation Serif1" style:font-style-complex="normal"/>
    </style:style>
    <style:style style:name="T89" style:family="text">
      <style:text-properties style:font-name="Liberation Serif1" fo:font-style="normal" officeooo:rsid="006f15d7" style:font-name-asian="Liberation Serif1" style:font-style-asian="normal" style:font-name-complex="Liberation Serif1" style:font-style-complex="normal"/>
    </style:style>
    <style:style style:name="T90" style:family="text">
      <style:text-properties style:font-name="Liberation Serif1" fo:font-style="normal" officeooo:rsid="00729020" style:font-name-asian="Liberation Serif1" style:font-style-asian="normal" style:font-name-complex="Liberation Serif1" style:font-style-complex="normal"/>
    </style:style>
    <style:style style:name="T91" style:family="text">
      <style:text-properties style:font-name="Liberation Serif1" fo:font-style="normal" officeooo:rsid="007465da" style:font-name-asian="Liberation Serif1" style:font-style-asian="normal" style:font-name-complex="Liberation Serif1" style:font-style-complex="normal"/>
    </style:style>
    <style:style style:name="T92" style:family="text">
      <style:text-properties style:font-name="Liberation Serif1" fo:font-style="normal" officeooo:rsid="00747d87" style:font-name-asian="Liberation Serif1" style:font-style-asian="normal" style:font-name-complex="Liberation Serif1" style:font-style-complex="normal"/>
    </style:style>
    <style:style style:name="T93" style:family="text">
      <style:text-properties style:font-name="Liberation Serif1" fo:font-style="normal" officeooo:rsid="0076907f" style:font-name-asian="Liberation Serif1" style:font-style-asian="normal" style:font-name-complex="Liberation Serif1" style:font-style-complex="normal"/>
    </style:style>
    <style:style style:name="T94" style:family="text">
      <style:text-properties style:font-name="Liberation Serif1" fo:font-style="normal" officeooo:rsid="0067c38c" style:font-name-asian="Liberation Serif1" style:font-style-asian="normal" style:font-name-complex="Liberation Serif1" style:font-style-complex="normal"/>
    </style:style>
    <style:style style:name="T95" style:family="text">
      <style:text-properties style:font-name="Liberation Serif1" fo:font-style="normal" officeooo:rsid="0078326c" style:font-name-asian="Liberation Serif1" style:font-style-asian="normal" style:font-name-complex="Liberation Serif1" style:font-style-complex="normal"/>
    </style:style>
    <style:style style:name="T96" style:family="text">
      <style:text-properties style:font-name="Liberation Serif1" fo:font-style="normal" officeooo:rsid="0079e25a" style:font-name-asian="Liberation Serif1" style:font-style-asian="normal" style:font-name-complex="Liberation Serif1" style:font-style-complex="normal"/>
    </style:style>
    <style:style style:name="T97" style:family="text">
      <style:text-properties style:font-name="Liberation Serif1" fo:font-style="normal" officeooo:rsid="007b5141" style:font-name-asian="Liberation Serif1" style:font-style-asian="normal" style:font-name-complex="Liberation Serif1" style:font-style-complex="normal"/>
    </style:style>
    <style:style style:name="T98" style:family="text">
      <style:text-properties style:font-name="Liberation Serif1" fo:font-style="normal" officeooo:rsid="007bd6e8" style:font-name-asian="Liberation Serif1" style:font-style-asian="normal" style:font-name-complex="Liberation Serif1" style:font-style-complex="normal"/>
    </style:style>
    <style:style style:name="T99" style:family="text">
      <style:text-properties style:font-name="Liberation Serif1" fo:font-style="normal" officeooo:rsid="00699cf5" style:font-name-asian="Liberation Serif1" style:font-style-asian="normal" style:font-name-complex="Liberation Serif1" style:font-style-complex="normal"/>
    </style:style>
    <style:style style:name="T100" style:family="text">
      <style:text-properties style:font-name="Liberation Serif1" fo:font-style="normal" officeooo:rsid="007fb676" style:font-name-asian="Liberation Serif1" style:font-style-asian="normal" style:font-name-complex="Liberation Serif1" style:font-style-complex="normal"/>
    </style:style>
    <style:style style:name="T101" style:family="text">
      <style:text-properties style:font-name="Liberation Serif1" fo:font-style="normal" officeooo:rsid="00830d33" style:font-name-asian="Liberation Serif1" style:font-style-asian="normal" style:font-name-complex="Liberation Serif1" style:font-style-complex="normal"/>
    </style:style>
    <style:style style:name="T102" style:family="text">
      <style:text-properties style:font-name="Liberation Serif1" fo:font-style="normal" officeooo:rsid="0083e99d" style:font-name-asian="Liberation Serif1" style:font-style-asian="normal" style:font-name-complex="Liberation Serif1" style:font-style-complex="normal"/>
    </style:style>
    <style:style style:name="T103" style:family="text">
      <style:text-properties style:font-name="Liberation Serif1" fo:font-style="normal" officeooo:rsid="0092c2fb" style:font-name-asian="Liberation Serif1" style:font-style-asian="normal" style:font-name-complex="Liberation Serif1" style:font-style-complex="normal"/>
    </style:style>
    <style:style style:name="T104" style:family="text">
      <style:text-properties style:font-name="Liberation Serif1" fo:font-style="normal" officeooo:rsid="00942ee7" style:font-name-asian="Liberation Serif1" style:font-style-asian="normal" style:font-name-complex="Liberation Serif1" style:font-style-complex="normal"/>
    </style:style>
    <style:style style:name="T105" style:family="text">
      <style:text-properties style:font-name="Liberation Serif1" fo:font-style="normal" officeooo:rsid="0095ba88" style:font-name-asian="Liberation Serif1" style:font-style-asian="normal" style:font-name-complex="Liberation Serif1" style:font-style-complex="normal"/>
    </style:style>
    <style:style style:name="T106" style:family="text">
      <style:text-properties style:font-name="Liberation Serif1" fo:font-style="normal" officeooo:rsid="00977b86" style:font-name-asian="Liberation Serif1" style:font-style-asian="normal" style:font-name-complex="Liberation Serif1" style:font-style-complex="normal"/>
    </style:style>
    <style:style style:name="T107" style:family="text">
      <style:text-properties style:font-name="Liberation Serif1" fo:font-style="normal" officeooo:rsid="0098d649" style:font-name-asian="Liberation Serif1" style:font-style-asian="normal" style:font-name-complex="Liberation Serif1" style:font-style-complex="normal"/>
    </style:style>
    <style:style style:name="T108" style:family="text">
      <style:text-properties style:font-name="Liberation Serif1" fo:font-style="normal" officeooo:rsid="00594b61" style:font-name-asian="Liberation Serif1" style:font-style-asian="normal" style:font-name-complex="Liberation Serif1" style:font-style-complex="normal"/>
    </style:style>
    <style:style style:name="T109" style:family="text">
      <style:text-properties style:font-name="Liberation Serif1" fo:font-style="normal" officeooo:rsid="004e2b3e" style:font-name-asian="Liberation Serif1" style:font-style-asian="normal" style:font-name-complex="Liberation Serif1" style:font-style-complex="normal"/>
    </style:style>
    <style:style style:name="T110" style:family="text">
      <style:text-properties style:font-name="Liberation Serif1" fo:font-style="normal" officeooo:rsid="00682ebf" style:font-name-asian="Liberation Serif1" style:font-style-asian="normal" style:font-name-complex="Liberation Serif1" style:font-style-complex="normal"/>
    </style:style>
    <style:style style:name="T111" style:family="text">
      <style:text-properties style:font-name="Liberation Serif1" fo:font-style="normal" officeooo:rsid="0098f986" style:font-name-asian="Liberation Serif1" style:font-style-asian="normal" style:font-name-complex="Liberation Serif1" style:font-style-complex="normal"/>
    </style:style>
    <style:style style:name="T112" style:family="text">
      <style:text-properties style:font-name="Liberation Serif1" fo:font-style="normal" officeooo:rsid="0099bc42" style:font-name-asian="Liberation Serif1" style:font-style-asian="normal" style:font-name-complex="Liberation Serif1" style:font-style-complex="normal"/>
    </style:style>
    <style:style style:name="T113" style:family="text">
      <style:text-properties style:font-name="Liberation Serif1" fo:font-style="normal" officeooo:rsid="009a45c8" style:font-name-asian="Liberation Serif1" style:font-style-asian="normal" style:font-name-complex="Liberation Serif1" style:font-style-complex="normal"/>
    </style:style>
    <style:style style:name="T114" style:family="text">
      <style:text-properties style:font-name="Liberation Serif1" fo:font-style="normal" officeooo:rsid="009bd1a8" style:font-name-asian="Liberation Serif1" style:font-style-asian="normal" style:font-name-complex="Liberation Serif1" style:font-style-complex="normal"/>
    </style:style>
    <style:style style:name="T115" style:family="text">
      <style:text-properties style:font-name="Liberation Serif1" fo:font-style="normal" officeooo:rsid="009d2d0c" style:font-name-asian="Liberation Serif1" style:font-style-asian="normal" style:font-name-complex="Liberation Serif1" style:font-style-complex="normal"/>
    </style:style>
    <style:style style:name="T116" style:family="text">
      <style:text-properties style:font-name="Liberation Serif1" fo:font-style="normal" officeooo:rsid="009d5eee" style:font-name-asian="Liberation Serif1" style:font-style-asian="normal" style:font-name-complex="Liberation Serif1" style:font-style-complex="normal"/>
    </style:style>
    <style:style style:name="T117" style:family="text">
      <style:text-properties style:font-name="Liberation Serif1" fo:font-style="normal" officeooo:rsid="009ed3c4" style:font-name-asian="Liberation Serif1" style:font-style-asian="normal" style:font-name-complex="Liberation Serif1" style:font-style-complex="normal"/>
    </style:style>
    <style:style style:name="T118" style:family="text">
      <style:text-properties style:font-name="Liberation Serif1" fo:font-style="normal" officeooo:rsid="00a37688" style:font-name-asian="Liberation Serif1" style:font-style-asian="normal" style:font-name-complex="Liberation Serif1" style:font-style-complex="normal"/>
    </style:style>
    <style:style style:name="T119" style:family="text">
      <style:text-properties style:font-name="Liberation Serif1" fo:font-style="normal" officeooo:rsid="00914115" style:font-name-asian="Liberation Serif1" style:font-style-asian="normal" style:font-name-complex="Liberation Serif1" style:font-style-complex="normal"/>
    </style:style>
    <style:style style:name="T120" style:family="text">
      <style:text-properties style:font-name="Liberation Serif1" fo:font-style="normal" officeooo:rsid="00a4f363" style:font-name-asian="Liberation Serif1" style:font-style-asian="normal" style:font-name-complex="Liberation Serif1" style:font-style-complex="normal"/>
    </style:style>
    <style:style style:name="T121" style:family="text">
      <style:text-properties style:font-name="Liberation Serif1" fo:font-style="normal" officeooo:rsid="00a72b5f" style:font-name-asian="Liberation Serif1" style:font-style-asian="normal" style:font-name-complex="Liberation Serif1" style:font-style-complex="normal"/>
    </style:style>
    <style:style style:name="T122" style:family="text">
      <style:text-properties style:font-name="Liberation Serif1" fo:font-style="normal" officeooo:rsid="00bc4b1a" style:font-name-asian="Liberation Serif1" style:font-style-asian="normal" style:font-name-complex="Liberation Serif1" style:font-style-complex="normal"/>
    </style:style>
    <style:style style:name="T123" style:family="text">
      <style:text-properties style:font-name="Liberation Serif1" fo:font-style="normal" officeooo:rsid="00bda5ba" style:font-name-asian="Liberation Serif1" style:font-style-asian="normal" style:font-name-complex="Liberation Serif1" style:font-style-complex="normal"/>
    </style:style>
    <style:style style:name="T124" style:family="text">
      <style:text-properties style:font-name="Liberation Serif1" fo:font-style="normal" officeooo:rsid="00e649a5" style:font-name-asian="Liberation Serif1" style:font-style-asian="normal" style:font-name-complex="Liberation Serif1" style:font-style-complex="normal"/>
    </style:style>
    <style:style style:name="T125" style:family="text">
      <style:text-properties style:font-name="Liberation Serif1" fo:font-style="normal" officeooo:rsid="00e8424e" style:font-name-asian="Liberation Serif1" style:font-style-asian="normal" style:font-name-complex="Liberation Serif1" style:font-style-complex="normal"/>
    </style:style>
    <style:style style:name="T126" style:family="text">
      <style:text-properties style:font-name="Liberation Serif1" fo:font-style="normal" fo:font-weight="bold" officeooo:rsid="004e2b3e" style:font-name-asian="Liberation Serif1" style:font-style-asian="normal" style:font-weight-asian="bold" style:font-name-complex="Liberation Serif1" style:font-style-complex="normal" style:font-weight-complex="bold"/>
    </style:style>
    <style:style style:name="T127" style:family="text">
      <style:text-properties style:font-name="Liberation Serif1" fo:font-style="normal" fo:font-weight="bold" officeooo:rsid="00699cf5" style:font-name-asian="Liberation Serif1" style:font-style-asian="normal" style:font-weight-asian="bold" style:font-name-complex="Liberation Serif1" style:font-style-complex="normal" style:font-weight-complex="bold"/>
    </style:style>
    <style:style style:name="T128" style:family="text">
      <style:text-properties style:font-name="Liberation Serif1" fo:font-style="normal" fo:font-weight="bold" officeooo:rsid="00682ebf" style:font-name-asian="Liberation Serif1" style:font-style-asian="normal" style:font-weight-asian="bold" style:font-name-complex="Liberation Serif1" style:font-style-complex="normal" style:font-weight-complex="bold"/>
    </style:style>
    <style:style style:name="T129" style:family="text">
      <style:text-properties style:font-name="Liberation Serif1" fo:font-style="normal" fo:font-weight="bold" officeooo:rsid="0076907f" style:font-name-asian="Liberation Serif1" style:font-style-asian="normal" style:font-weight-asian="bold" style:font-name-complex="Liberation Serif1" style:font-style-complex="normal" style:font-weight-complex="bold"/>
    </style:style>
    <style:style style:name="T130" style:family="text">
      <style:text-properties style:font-name="Liberation Serif1" fo:font-style="normal" fo:font-weight="bold" officeooo:rsid="0067c38c" style:font-name-asian="Liberation Serif1" style:font-style-asian="normal" style:font-weight-asian="bold" style:font-name-complex="Liberation Serif1" style:font-style-complex="normal" style:font-weight-complex="bold"/>
    </style:style>
    <style:style style:name="T131" style:family="text">
      <style:text-properties style:font-name="Liberation Serif1" fo:font-style="normal" fo:font-weight="bold" officeooo:rsid="00594b61" style:font-name-asian="Liberation Serif1" style:font-style-asian="normal" style:font-weight-asian="bold" style:font-name-complex="Liberation Serif1" style:font-style-complex="normal" style:font-weight-complex="bold"/>
    </style:style>
    <style:style style:name="T132" style:family="text">
      <style:text-properties style:font-name="Liberation Serif1" fo:font-style="normal" fo:font-weight="bold" officeooo:rsid="007465da" style:font-name-asian="Liberation Serif1" style:font-style-asian="normal" style:font-weight-asian="bold" style:font-name-complex="Liberation Serif1" style:font-style-complex="normal" style:font-weight-complex="bold"/>
    </style:style>
    <style:style style:name="T133" style:family="text">
      <style:text-properties style:font-name="Liberation Serif1" fo:font-style="normal" fo:font-weight="bold" officeooo:rsid="0092c2fb" style:font-name-asian="Liberation Serif1" style:font-style-asian="normal" style:font-weight-asian="bold" style:font-name-complex="Liberation Serif1" style:font-style-complex="normal" style:font-weight-complex="bold"/>
    </style:style>
    <style:style style:name="T134" style:family="text">
      <style:text-properties style:font-name="Liberation Serif1" fo:font-style="normal" fo:font-weight="bold" officeooo:rsid="00942ee7" style:font-name-asian="Liberation Serif1" style:font-style-asian="normal" style:font-weight-asian="bold" style:font-name-complex="Liberation Serif1" style:font-style-complex="normal" style:font-weight-complex="bold"/>
    </style:style>
    <style:style style:name="T135" style:family="text">
      <style:text-properties style:font-name="Liberation Serif1" fo:font-style="normal" fo:font-weight="bold" officeooo:rsid="0095ba88" style:font-name-asian="Liberation Serif1" style:font-style-asian="normal" style:font-weight-asian="bold" style:font-name-complex="Liberation Serif1" style:font-style-complex="normal" style:font-weight-complex="bold"/>
    </style:style>
    <style:style style:name="T136" style:family="text">
      <style:text-properties style:font-name="Liberation Serif1" fo:font-style="normal" fo:font-weight="bold" officeooo:rsid="0098f986" style:font-name-asian="Liberation Serif1" style:font-style-asian="normal" style:font-weight-asian="bold" style:font-name-complex="Liberation Serif1" style:font-style-complex="normal" style:font-weight-complex="bold"/>
    </style:style>
    <style:style style:name="T137" style:family="text">
      <style:text-properties style:font-name="Liberation Serif1" fo:font-style="normal" fo:font-weight="bold" officeooo:rsid="00d5f85d" style:font-name-asian="Liberation Serif1" style:font-style-asian="normal" style:font-weight-asian="bold" style:font-name-complex="Liberation Serif1" style:font-style-complex="normal" style:font-weight-complex="bold"/>
    </style:style>
    <style:style style:name="T138" style:family="text">
      <style:text-properties style:font-name="Liberation Serif1" fo:font-style="normal" fo:font-weight="bold" officeooo:rsid="00d243fc" style:font-name-asian="Liberation Serif1" style:font-style-asian="normal" style:font-weight-asian="bold" style:font-name-complex="Liberation Serif1" style:font-style-complex="normal" style:font-weight-complex="bold"/>
    </style:style>
    <style:style style:name="T139" style:family="text">
      <style:text-properties style:font-name="Liberation Serif1" fo:font-style="normal" fo:font-weight="bold" officeooo:rsid="00dde140" style:font-name-asian="Liberation Serif1" style:font-style-asian="normal" style:font-weight-asian="bold" style:font-name-complex="Liberation Serif1" style:font-style-complex="normal" style:font-weight-complex="bold"/>
    </style:style>
    <style:style style:name="T140" style:family="text">
      <style:text-properties style:font-name="Liberation Serif1" fo:font-style="normal" fo:font-weight="normal" style:font-name-asian="Liberation Serif1" style:font-style-asian="normal" style:font-weight-asian="normal" style:font-name-complex="Liberation Serif1" style:font-style-complex="normal" style:font-weight-complex="normal"/>
    </style:style>
    <style:style style:name="T141" style:family="text">
      <style:text-properties style:font-name="Liberation Serif1" fo:font-style="normal" fo:font-weight="normal" officeooo:rsid="0076907f" style:font-name-asian="Liberation Serif1" style:font-style-asian="normal" style:font-weight-asian="normal" style:font-name-complex="Liberation Serif1" style:font-style-complex="normal" style:font-weight-complex="normal"/>
    </style:style>
    <style:style style:name="T142" style:family="text">
      <style:text-properties style:font-name="Liberation Serif1" fo:font-style="normal" fo:font-weight="normal" officeooo:rsid="0079e25a" style:font-name-asian="Liberation Serif1" style:font-style-asian="normal" style:font-weight-asian="normal" style:font-name-complex="Liberation Serif1" style:font-style-complex="normal" style:font-weight-complex="normal"/>
    </style:style>
    <style:style style:name="T143" style:family="text">
      <style:text-properties style:font-name="Liberation Serif1" fo:font-style="normal" fo:font-weight="normal" officeooo:rsid="00885ba7" style:font-name-asian="Liberation Serif1" style:font-style-asian="normal" style:font-weight-asian="normal" style:font-name-complex="Liberation Serif1" style:font-style-complex="normal" style:font-weight-complex="normal"/>
    </style:style>
    <style:style style:name="T144" style:family="text">
      <style:text-properties style:font-name="Liberation Serif1" fo:font-style="normal" fo:font-weight="normal" officeooo:rsid="0088664b" style:font-name-asian="Liberation Serif1" style:font-style-asian="normal" style:font-weight-asian="normal" style:font-name-complex="Liberation Serif1" style:font-style-complex="normal" style:font-weight-complex="normal"/>
    </style:style>
    <style:style style:name="T145" style:family="text">
      <style:text-properties style:font-name="Liberation Serif1" fo:font-style="normal" fo:font-weight="normal" officeooo:rsid="00f24221" style:font-name-asian="Liberation Serif1" style:font-style-asian="normal" style:font-weight-asian="normal" style:font-name-complex="Liberation Serif1" style:font-style-complex="normal" style:font-weight-complex="normal"/>
    </style:style>
    <style:style style:name="T146" style:family="text">
      <style:text-properties style:font-name="Liberation Serif1" fo:font-style="normal" fo:font-weight="normal" officeooo:rsid="00f3d8f7" style:font-name-asian="Liberation Serif1" style:font-style-asian="normal" style:font-weight-asian="normal" style:font-name-complex="Liberation Serif1" style:font-style-complex="normal" style:font-weight-complex="normal"/>
    </style:style>
    <style:style style:name="T147" style:family="text">
      <style:text-properties style:font-name="Liberation Serif1" fo:font-style="normal" fo:font-weight="normal" officeooo:rsid="00f4dc98" style:font-name-asian="Liberation Serif1" style:font-style-asian="normal" style:font-weight-asian="normal" style:font-name-complex="Liberation Serif1" style:font-style-complex="normal" style:font-weight-complex="normal"/>
    </style:style>
    <style:style style:name="T148" style:family="text">
      <style:text-properties officeooo:rsid="00463965"/>
    </style:style>
    <style:style style:name="T149" style:family="text">
      <style:text-properties officeooo:rsid="004733eb"/>
    </style:style>
    <style:style style:name="T150" style:family="text">
      <style:text-properties style:text-position="sub 58%" style:font-name="Liberation Serif1" officeooo:rsid="004e2b3e" style:font-name-asian="Liberation Serif1" style:font-name-complex="Liberation Serif1"/>
    </style:style>
    <style:style style:name="T151" style:family="text">
      <style:text-properties style:text-position="sub 58%" style:font-name="Liberation Serif1" fo:font-weight="bold" officeooo:rsid="004e2b3e" style:font-name-asian="Liberation Serif1" style:font-weight-asian="bold" style:font-name-complex="Liberation Serif1" style:font-weight-complex="bold"/>
    </style:style>
    <style:style style:name="T152" style:family="text">
      <style:text-properties style:text-position="sub 58%" style:font-name="Liberation Serif1" fo:font-weight="normal" officeooo:rsid="004e2b3e" style:font-name-asian="Liberation Serif1" style:font-weight-asian="normal" style:font-name-complex="Liberation Serif1" style:font-weight-complex="normal"/>
    </style:style>
    <style:style style:name="T153" style:family="text">
      <style:text-properties style:text-position="sub 58%" style:font-name="Liberation Serif1" fo:font-style="normal" fo:font-weight="bold" officeooo:rsid="004e2b3e" style:font-name-asian="Liberation Serif1" style:font-style-asian="normal" style:font-weight-asian="bold" style:font-name-complex="Liberation Serif1" style:font-style-complex="normal" style:font-weight-complex="bold"/>
    </style:style>
    <style:style style:name="T154" style:family="text">
      <style:text-properties style:text-position="sub 58%" style:font-name="Liberation Serif1" fo:font-style="normal" officeooo:rsid="004e2b3e" style:font-name-asian="Liberation Serif1" style:font-style-asian="normal" style:font-name-complex="Liberation Serif1" style:font-style-complex="normal"/>
    </style:style>
    <style:style style:name="T155" style:family="text">
      <style:text-properties officeooo:rsid="003dd396"/>
    </style:style>
    <style:style style:name="T156" style:family="text">
      <style:text-properties officeooo:rsid="00b77a8c"/>
    </style:style>
    <style:style style:name="T157" style:family="text">
      <style:text-properties officeooo:rsid="00c0a83e"/>
    </style:style>
    <style:style style:name="T158" style:family="text">
      <style:text-properties officeooo:rsid="00c144e0"/>
    </style:style>
    <style:style style:name="T159" style:family="text">
      <style:text-properties officeooo:rsid="00c2f1b6"/>
    </style:style>
    <style:style style:name="T160" style:family="text">
      <style:text-properties officeooo:rsid="00c42770"/>
    </style:style>
    <style:style style:name="T161" style:family="text">
      <style:text-properties fo:font-style="italic" fo:font-weight="normal" style:font-style-asian="italic" style:font-weight-asian="normal" style:font-style-complex="italic" style:font-weight-complex="normal"/>
    </style:style>
    <style:style style:name="T162" style:family="text">
      <style:text-properties fo:font-style="italic" fo:font-weight="normal" officeooo:rsid="00c0a83e" style:font-style-asian="italic" style:font-weight-asian="normal" style:font-style-complex="italic" style:font-weight-complex="normal"/>
    </style:style>
    <style:style style:name="T163" style:family="text">
      <style:text-properties fo:font-style="italic" fo:font-weight="normal" officeooo:rsid="00b48280" style:font-style-asian="italic" style:font-weight-asian="normal" style:font-style-complex="italic" style:font-weight-complex="normal"/>
    </style:style>
    <style:style style:name="T164" style:family="text">
      <style:text-properties officeooo:rsid="00cb6bb4"/>
    </style:style>
    <style:style style:name="T165" style:family="text">
      <style:text-properties style:font-name="Liberation Serif1" fo:font-weight="bold" officeooo:rsid="00cbbdaf" style:font-weight-asian="bold" style:font-weight-complex="bold"/>
    </style:style>
    <style:style style:name="T166" style:family="text">
      <style:text-properties style:font-name="Liberation Serif1" officeooo:rsid="00cbbdaf"/>
    </style:style>
    <style:style style:name="T167" style:family="text">
      <style:text-properties style:font-name="Liberation Serif1" fo:font-style="normal" fo:font-weight="bold" style:font-name-asian="Liberation Serif1" style:font-style-asian="normal" style:font-weight-asian="bold" style:font-name-complex="Liberation Serif1" style:font-style-complex="normal" style:font-weight-complex="bold"/>
    </style:style>
    <style:style style:name="T168" style:family="text">
      <style:text-properties style:font-name="Liberation Serif1" fo:font-style="normal" fo:font-weight="bold" officeooo:rsid="00cbbdaf" style:font-name-asian="Liberation Serif1" style:font-style-asian="normal" style:font-weight-asian="bold" style:font-name-complex="Liberation Serif1" style:font-style-complex="normal" style:font-weight-complex="bold"/>
    </style:style>
    <style:style style:name="T169" style:family="text">
      <style:text-properties style:font-name="Liberation Serif1" fo:font-style="normal" fo:font-weight="bold" officeooo:rsid="00ea64b0" style:font-name-asian="Liberation Serif1" style:font-style-asian="normal" style:font-weight-asian="bold" style:font-name-complex="Liberation Serif1" style:font-style-complex="normal" style:font-weight-complex="bold"/>
    </style:style>
    <style:style style:name="T170" style:family="text">
      <style:text-properties style:font-name="Liberation Serif1" fo:font-style="normal" style:font-name-asian="Liberation Serif1" style:font-style-asian="normal" style:font-name-complex="Liberation Serif1" style:font-style-complex="normal"/>
    </style:style>
    <style:style style:name="T171" style:family="text">
      <style:text-properties style:font-name="Liberation Serif1" fo:font-style="normal" officeooo:rsid="00e649a5" style:font-name-asian="Liberation Serif1" style:font-style-asian="normal" style:font-name-complex="Liberation Serif1" style:font-style-complex="normal"/>
    </style:style>
    <style:style style:name="T172" style:family="text">
      <style:text-properties style:font-name="Liberation Serif1" fo:font-style="normal" officeooo:rsid="00ea64b0" style:font-name-asian="Liberation Serif1" style:font-style-asian="normal" style:font-name-complex="Liberation Serif1" style:font-style-complex="normal"/>
    </style:style>
    <style:style style:name="T173" style:family="text">
      <style:text-properties style:font-name="Liberation Serif1" fo:font-style="normal" officeooo:rsid="00ec4118" style:font-name-asian="Liberation Serif1" style:font-style-asian="normal" style:font-name-complex="Liberation Serif1" style:font-style-complex="normal"/>
    </style:style>
    <style:style style:name="T174" style:family="text">
      <style:text-properties style:font-name="Liberation Serif1" fo:font-style="normal" officeooo:rsid="00edbf5f" style:font-name-asian="Liberation Serif1" style:font-style-asian="normal" style:font-name-complex="Liberation Serif1" style:font-style-complex="normal"/>
    </style:style>
    <style:style style:name="T175" style:family="text">
      <style:text-properties style:font-name="Liberation Serif1" fo:font-style="normal" officeooo:rsid="00ef8d34" style:font-name-asian="Liberation Serif1" style:font-style-asian="normal" style:font-name-complex="Liberation Serif1" style:font-style-complex="normal"/>
    </style:style>
    <style:style style:name="T176" style:family="text">
      <style:text-properties style:font-name="Liberation Serif1" fo:font-style="italic" officeooo:rsid="00e78029" style:font-name-asian="Liberation Serif1" style:font-style-asian="italic" style:font-name-complex="Liberation Serif1" style:font-style-complex="italic"/>
    </style:style>
    <style:style style:name="T177" style:family="text">
      <style:text-properties style:font-name="Liberation Serif1" fo:font-size="10pt" fo:font-style="normal" fo:font-weight="bold" officeooo:rsid="00ea64b0" style:font-name-asian="Liberation Serif1" style:font-size-asian="10pt" style:font-style-asian="normal" style:font-weight-asian="bold" style:font-name-complex="Liberation Serif1" style:font-size-complex="10pt" style:font-style-complex="normal" style:font-weight-complex="bold"/>
    </style:style>
    <style:style style:name="T178" style:family="text">
      <style:text-properties officeooo:rsid="00cc7629"/>
    </style:style>
    <style:style style:name="T179" style:family="text">
      <style:text-properties officeooo:rsid="00cec9a3"/>
    </style:style>
    <style:style style:name="T180" style:family="text">
      <style:text-properties officeooo:rsid="00d049f5"/>
    </style:style>
    <style:style style:name="T181" style:family="text">
      <style:text-properties officeooo:rsid="00d17ece"/>
    </style:style>
    <style:style style:name="T182" style:family="text">
      <style:text-properties officeooo:rsid="00d243fc"/>
    </style:style>
    <style:style style:name="T183" style:family="text">
      <style:text-properties officeooo:rsid="00d5f85d"/>
    </style:style>
    <style:style style:name="T184" style:family="text">
      <style:text-properties style:text-underline-style="none" fo:font-weight="normal" style:font-weight-asian="normal" style:font-weight-complex="normal"/>
    </style:style>
    <style:style style:name="T185" style:family="text">
      <style:text-properties style:text-underline-style="none" fo:font-weight="normal" officeooo:rsid="010e2162" style:font-weight-asian="normal" style:font-weight-complex="normal"/>
    </style:style>
    <style:style style:name="T186" style:family="text">
      <style:text-properties style:text-underline-style="none" fo:font-weight="normal" officeooo:rsid="010fe383" style:font-weight-asian="normal" style:font-weight-complex="normal"/>
    </style:style>
    <style:style style:name="T187" style:family="text">
      <style:text-properties style:text-underline-style="none" fo:font-weight="normal" officeooo:rsid="01120173" style:font-weight-asian="normal" style:font-weight-complex="normal"/>
    </style:style>
    <style:style style:name="T188" style:family="text">
      <style:text-properties style:text-underline-style="none" fo:font-weight="normal" officeooo:rsid="01134e9f" style:font-weight-asian="normal" style:font-weight-complex="normal"/>
    </style:style>
    <style:style style:name="T189" style:family="text">
      <style:text-properties style:text-underline-style="none" fo:font-weight="normal" officeooo:rsid="011dcbb8" style:font-weight-asian="normal" style:font-weight-complex="normal"/>
    </style:style>
    <style:style style:name="T190" style:family="text">
      <style:text-properties style:text-underline-style="none" fo:font-weight="normal" officeooo:rsid="011f0832" style:font-weight-asian="normal" style:font-weight-complex="normal"/>
    </style:style>
    <style:style style:name="T191" style:family="text">
      <style:text-properties style:text-underline-style="none" fo:font-weight="normal" officeooo:rsid="0125c896" style:font-weight-asian="normal" style:font-weight-complex="normal"/>
    </style:style>
    <style:style style:name="T192" style:family="text">
      <style:text-properties style:text-underline-style="none" fo:font-weight="normal" officeooo:rsid="0126c026" style:font-weight-asian="normal" style:font-weight-complex="normal"/>
    </style:style>
    <style:style style:name="T193" style:family="text">
      <style:text-properties style:text-underline-style="none" fo:font-weight="normal" officeooo:rsid="012a6c25" style:font-weight-asian="normal" style:font-weight-complex="normal"/>
    </style:style>
    <style:style style:name="T194" style:family="text">
      <style:text-properties style:text-underline-style="none" fo:font-weight="normal" officeooo:rsid="012aec6f" style:font-weight-asian="normal" style:font-weight-complex="normal"/>
    </style:style>
    <style:style style:name="T195" style:family="text">
      <style:text-properties style:text-underline-style="none" fo:font-weight="normal" officeooo:rsid="012ca4bc" style:font-weight-asian="normal" style:font-weight-complex="normal"/>
    </style:style>
    <style:style style:name="T196" style:family="text">
      <style:text-properties style:text-underline-style="none" fo:font-weight="normal" officeooo:rsid="012cef60" style:font-weight-asian="normal" style:font-weight-complex="normal"/>
    </style:style>
    <style:style style:name="T197" style:family="text">
      <style:text-properties officeooo:rsid="00f94e5a"/>
    </style:style>
    <style:style style:name="T198" style:family="text">
      <style:text-properties officeooo:rsid="0100875c"/>
    </style:style>
    <style:style style:name="T199" style:family="text">
      <style:text-properties officeooo:rsid="01075672"/>
    </style:style>
    <style:style style:name="T200" style:family="text">
      <style:text-properties officeooo:rsid="01080d40"/>
    </style:style>
    <style:style style:name="T201" style:family="text">
      <style:text-properties officeooo:rsid="010d3728"/>
    </style:style>
    <style:style style:name="T202" style:family="text">
      <style:text-properties officeooo:rsid="01147f8b"/>
    </style:style>
    <style:style style:name="T203" style:family="text">
      <style:text-properties officeooo:rsid="01210a09"/>
    </style:style>
    <style:style style:name="T204" style:family="text">
      <style:text-properties officeooo:rsid="01238432"/>
    </style:style>
    <style:style style:name="T205" style:family="text">
      <style:text-properties officeooo:rsid="012f9fb4"/>
    </style:style>
    <style:style style:name="T206" style:family="text">
      <style:text-properties officeooo:rsid="013812f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Introduction Thesis</text:p>
      <text:p text:style-name="P1"/>
      <text:p text:style-name="P2">Variational Autoencoders are a Machine Learning method that adapts the <text:s/>general architecture of an autoencoder neural network to <text:span text:style-name="T13">do </text:span>Variational Bayes<text:span text:style-name="T159">ian</text:span> <text:span text:style-name="T158">Inference of a posterior distribution over the data.</text:span></text:p>
      <text:p text:style-name="P22"/>
      <text:p text:style-name="P29">For our purposes we are mainly interested in acquiring a generative model of the data P(X) as well as the structure of the underlying latent variables p(z) and the parameters of the functions mapping between the two.</text:p>
      <text:p text:style-name="P30">A problem in approximating these distributions in the intractability in the <text:span text:style-name="T148">standard marginal likelihood approach:</text:span></text:p>
      <text:p text:style-name="P19"><text:span text:style-name="T15">P(X) = </text:span><text:span text:style-name="T14">∫ </text:span><text:span text:style-name="T15">P(X|z) P(z) dz</text:span></text:p>
      <text:p text:style-name="P32"><text:span text:style-name="T149">The problem here is that even when using sampling methods, most values of z have near-zero probability of having generated the data (P(X|z)</text:span><text:span text:style-name="T16">≈</text:span><text:span text:style-name="T17">0 for most z) </text:span><text:span text:style-name="T18">so an intractably large number of z will need to be sampled to accurately approximate the correct distribution P(X).</text:span></text:p>
      <text:p text:style-name="P36"/>
      <text:p text:style-name="P33"><text:span text:style-name="T18">A </text:span><text:span text:style-name="T14">better approach would be to sample only from z that are likely to have produced X in the first place. A new function Q(z|X) could be used to find these samples. Q being an approximation of the distribution P(z|X), which is itself intractable in computations over datasets of a reasonable size </text:span><text:span text:style-name="T34">(</text:span><text:span text:style-name="T19">in the case of a continuous z i</text:span><text:span text:style-name="T14">t </text:span><text:span text:style-name="T19">would need to calculate a possible distribution for all N datapoints</text:span><text:span text:style-name="T34">)</text:span><text:span text:style-name="T19">. </text:span><text:span text:style-name="T20">When sampling from a small number of likely z however, </text:span><text:span text:style-name="T22">a </text:span><text:span text:style-name="T23">highly</text:span><text:span text:style-name="T22"> similar</text:span><text:span text:style-name="T20"> distribution </text:span><text:span text:style-name="T21">should be more easily computed by: </text:span><text:span text:style-name="T63"><text:s/>E</text:span><text:span text:style-name="T151">z~Q </text:span><text:span text:style-name="T63">P(X|z)</text:span></text:p>
      <text:p text:style-name="P37"/>
      <text:p text:style-name="P34"><text:span text:style-name="T19">F</text:span><text:span text:style-name="T14">or the sake of convenience let us initially assume that the distributions Q is </text:span><text:span text:style-name="T24">just some arbitrary distributio</text:span><text:span text:style-name="T25">n, not necessarily dependent on X.</text:span></text:p>
      <text:p text:style-name="P31"/>
      <text:p text:style-name="P35">The Kullback-Leibler divergence between this Q and the distribution <text:span text:style-name="T73">E</text:span><text:span text:style-name="T152">z~Q </text:span><text:span text:style-name="T73">P(X|z) </text:span><text:span text:style-name="T74">would then be given by:</text:span></text:p>
      <text:p text:style-name="P38"/>
      <text:p text:style-name="P43">D[Q(z)||P(z|X)] = <text:span text:style-name="T155">∫ Q(z) log Q(z) – log P(z|X) dz</text:span></text:p>
      <text:p text:style-name="P55"><text:span text:style-name="T73"><text:tab/></text:span><text:span text:style-name="T72">= </text:span><text:span text:style-name="T63">E</text:span><text:span text:style-name="T151">z~Q </text:span><text:span text:style-name="T62">[</text:span><text:span text:style-name="T64">log Q(z) – log </text:span><text:span text:style-name="T62">P</text:span><text:span text:style-name="T63">(</text:span><text:span text:style-name="T65">z</text:span><text:span text:style-name="T63">|</text:span><text:span text:style-name="T65">X</text:span><text:span text:style-name="T63">) </text:span><text:span text:style-name="T62">]</text:span></text:p>
      <text:p text:style-name="P39"/>
      <text:p text:style-name="P3"><text:span text:style-name="T14">Applying Bayes replaces the intractable term P(z|X) with P(X) and </text:span><text:span text:style-name="T26">P(X|Z):</text:span></text:p>
      <text:p text:style-name="P4"><text:span text:style-name="T26"><text:tab/></text:span><text:span text:style-name="T27">= </text:span><text:span text:style-name="T63">E</text:span><text:span text:style-name="T151">z~Q </text:span><text:span text:style-name="T66">[</text:span><text:span text:style-name="T64">log Q(z) – log </text:span><text:span text:style-name="T66">P</text:span><text:span text:style-name="T63">(</text:span><text:span text:style-name="T67">X|</text:span><text:span text:style-name="T68">z</text:span><text:span text:style-name="T63">) – </text:span><text:span text:style-name="T67">log P(</text:span><text:span text:style-name="T68">z</text:span><text:span text:style-name="T67">) + log P(X)</text:span><text:span text:style-name="T63"> </text:span><text:span text:style-name="T66">]</text:span></text:p>
      <text:p text:style-name="P20"><text:span text:style-name="T26"><text:tab/></text:span><text:span text:style-name="T74">= </text:span><text:span text:style-name="T20">E</text:span><text:span text:style-name="T150">z~Q </text:span><text:span text:style-name="T27">[</text:span><text:span text:style-name="T29">log Q(z) – log </text:span><text:span text:style-name="T27">P</text:span><text:span text:style-name="T20">(</text:span><text:span text:style-name="T28">X|</text:span><text:span text:style-name="T30">z</text:span><text:span text:style-name="T20">) – </text:span><text:span text:style-name="T28">log P(</text:span><text:span text:style-name="T30">z</text:span><text:span text:style-name="T28">)</text:span><text:span text:style-name="T20"> </text:span><text:span text:style-name="T27">] </text:span><text:span text:style-name="T28">+ log P(X)</text:span><text:span text:style-name="T27"> </text:span><text:span text:style-name="T74"><text:s/></text:span><text:span text:style-name="T75">(P(X) being independent of z</text:span><text:span text:style-name="T76">~Q</text:span><text:span text:style-name="T75"> )</text:span></text:p>
      <text:p text:style-name="P40"/>
      <text:p text:style-name="P5"><text:span text:style-name="T28">W</text:span><text:span text:style-name="T14">e can now rearrange the terms to move the independent P(X) to the left-hand side.</text:span></text:p>
      <text:p text:style-name="P58"><text:span text:style-name="T3"><text:tab/></text:span><text:span text:style-name="T66">D[Q(z)||P(z|X)] - </text:span><text:span text:style-name="T67"><text:s/>log P(X) </text:span><text:span text:style-name="T66"><text:tab/></text:span><text:span text:style-name="T3">= </text:span><text:span text:style-name="T63">E</text:span><text:span text:style-name="T151">z~Q </text:span><text:span text:style-name="T66">[</text:span><text:span text:style-name="T64">log Q(z) – log </text:span><text:span text:style-name="T66">P</text:span><text:span text:style-name="T63">(</text:span><text:span text:style-name="T67">X|</text:span><text:span text:style-name="T69">z</text:span><text:span text:style-name="T63">) – </text:span><text:span text:style-name="T67">log P(</text:span><text:span text:style-name="T69">z</text:span><text:span text:style-name="T67">)</text:span><text:span text:style-name="T63"> </text:span><text:span text:style-name="T66">] </text:span></text:p>
      <text:p text:style-name="P44"/>
      <text:p text:style-name="P6"><text:span text:style-name="T32">C</text:span><text:span text:style-name="T28">ollapse log Q(z) and log P(z) into one KL divergence term:</text:span></text:p>
      <text:p text:style-name="P56"><text:span text:style-name="T67"><text:tab/></text:span><text:span text:style-name="T66">D[Q(z)||P(z|X)] – </text:span><text:span text:style-name="T68">log P(X) <text:tab/>= D[Q(z)||P(z) ] - </text:span><text:span text:style-name="T63">E</text:span><text:span text:style-name="T151">z~Q</text:span><text:span text:style-name="T70">[l</text:span><text:span text:style-name="T69">og P(X|z)</text:span><text:span text:style-name="T70">]</text:span></text:p>
      <text:p text:style-name="P57"><text:span text:style-name="T66"><text:tab/></text:span><text:span text:style-name="T68">log P(X) - </text:span><text:span text:style-name="T66">D[Q(z)||P(z|X)]</text:span><text:span text:style-name="T68"> <text:tab/>= </text:span><text:span text:style-name="T63">E</text:span><text:span text:style-name="T151">z~Q</text:span><text:span text:style-name="T70">[l</text:span><text:span text:style-name="T69">og P(X|z)</text:span><text:span text:style-name="T70">] - </text:span><text:span text:style-name="T68">D[Q(z)||P(z) </text:span><text:span text:style-name="T71">]</text:span></text:p>
      <text:p text:style-name="P45"/>
      <text:p text:style-name="P7"><text:span text:style-name="T31">A</text:span><text:span text:style-name="T14">t this point it </text:span><text:span text:style-name="T79">does</text:span><text:span text:style-name="T88"> become useful to assume Q() depends on X, </text:span><text:span text:style-name="T89">because replacing Q(z) with Q(z|X) now means </text:span><text:span text:style-name="T92">that</text:span><text:span text:style-name="T90"> maximiz</text:span><text:span text:style-name="T91">ing</text:span><text:span text:style-name="T90"> the </text:span><text:span text:style-name="T93">left-hand side </text:span><text:span text:style-name="T122">means </text:span><text:span text:style-name="T93">increases the</text:span><text:span text:style-name="T90"> probability of the data P(X) </text:span><text:span text:style-name="T122">and</text:span><text:span text:style-name="T90"> </text:span><text:span text:style-name="T91">minimizing the KL divergence between the </text:span><text:span text:style-name="T92">true and approximate distributions of </text:span><text:span text:style-name="T123">Q</text:span><text:span text:style-name="T92">(z|X) </text:span><text:span text:style-name="T123">and P(z|X)</text:span><text:span text:style-name="T92">.</text:span></text:p>
      <text:p text:style-name="P23"><text:span text:style-name="T94">log P(X) - </text:span><text:span text:style-name="T108">D[Q(z</text:span><text:span text:style-name="T93">|X</text:span><text:span text:style-name="T108">)||P(z|X)]</text:span><text:span text:style-name="T94"> <text:tab/>= </text:span><text:span text:style-name="T109">E</text:span><text:span text:style-name="T154">z~Q</text:span><text:span text:style-name="T99">[l</text:span><text:span text:style-name="T110">og P(X|z)</text:span><text:span text:style-name="T99">] - </text:span><text:span text:style-name="T94">D[Q(z</text:span><text:span text:style-name="T93">|X</text:span><text:span text:style-name="T94">)||P(z) </text:span><text:span text:style-name="T91">]</text:span></text:p>
      <text:p text:style-name="P47"/>
      <text:p text:style-name="P9"><text:span text:style-name="T92">T</text:span><text:span text:style-name="T88">his optimizing can be performed on the </text:span><text:span text:style-name="T98">two</text:span><text:span text:style-name="T88"> tractable terms </text:span><text:span text:style-name="T98">on the right-hand side</text:span><text:span text:style-name="T88">: </text:span></text:p>
      <text:list xml:id="list8906540250067063929" text:style-name="L1">
        <text:list-item>
          <text:p text:style-name="P59"><text:soft-page-break/><text:span text:style-name="T129">increasing </text:span><text:span text:style-name="T126">E</text:span><text:span text:style-name="T153">z~Q</text:span><text:span text:style-name="T127">[l</text:span><text:span text:style-name="T128">og P(X|z)</text:span><text:span text:style-name="T127">],</text:span><text:span text:style-name="T141"> analogous to </text:span><text:span text:style-name="T145">increasing </text:span><text:span text:style-name="T141">the probability of the encoded data given a sampled z (</text:span><text:span text:style-name="T144">decoding</text:span><text:span text:style-name="T141"> probability)</text:span></text:p>
        </text:list-item>
        <text:list-item>
          <text:p text:style-name="P60"><text:span text:style-name="T88">decreasing </text:span><text:span text:style-name="T94">D[Q(z</text:span><text:span text:style-name="T95">|X</text:span><text:span text:style-name="T94">)||P(z)</text:span><text:span text:style-name="T91">], </text:span><text:span text:style-name="T140">analogous to </text:span><text:span text:style-name="T146">reducing the </text:span><text:span text:style-name="T142">error </text:span><text:span text:style-name="T147">of </text:span><text:span text:style-name="T142">the </text:span><text:span text:style-name="T140">divergence between the appro</text:span><text:span text:style-name="T142">ximated distribution </text:span><text:span text:style-name="T96">Q(</text:span><text:span text:style-name="T97">z</text:span><text:span text:style-name="T96">|</text:span><text:span text:style-name="T97">X</text:span><text:span text:style-name="T96">) </text:span><text:span text:style-name="T142">and true distribution </text:span><text:span text:style-name="T96">P(z) </text:span><text:span text:style-name="T143">(</text:span><text:span text:style-name="T144">encoding</text:span><text:span text:style-name="T143"> error)</text:span></text:p>
        </text:list-item>
      </text:list>
      <text:p text:style-name="P49"/>
      <text:p text:style-name="P10"><text:span text:style-name="T99">O</text:span><text:span text:style-name="T88">ptimizing these terms a</text:span><text:span text:style-name="T100">llows us to optimize P(X) in conjunction <text:s/>with D[Q(z|X)||P(z|X)] </text:span><text:span text:style-name="T101">without having to deal with the intractable term</text:span><text:span text:style-name="T102">s</text:span><text:span text:style-name="T101"> P(X|z) </text:span><text:span text:style-name="T102">and P(z|X)</text:span><text:span text:style-name="T101">.</text:span></text:p>
      <text:p text:style-name="P13"><text:span text:style-name="T101">I</text:span><text:span text:style-name="T88">n other words:</text:span></text:p>
      <text:p text:style-name="P24"><text:span text:style-name="T94">log P(X) <text:tab/>= </text:span><text:span text:style-name="T108">D[Q(z</text:span><text:span text:style-name="T93">|X</text:span><text:span text:style-name="T108">)||P(z|X)]</text:span><text:span text:style-name="T94"> <text:s/></text:span><text:span text:style-name="T111">+ </text:span><text:span text:style-name="T109">E</text:span><text:span text:style-name="T154">z~Q</text:span><text:span text:style-name="T99">[l</text:span><text:span text:style-name="T110">og P(X|z)</text:span><text:span text:style-name="T99">] - </text:span><text:span text:style-name="T94">D[Q(z</text:span><text:span text:style-name="T93">|X</text:span><text:span text:style-name="T94">)||P(z) </text:span><text:span text:style-name="T91">]</text:span></text:p>
      <text:p text:style-name="P50"/>
      <text:p text:style-name="P13"><text:span text:style-name="T131">D[Q(z</text:span><text:span text:style-name="T129">|X</text:span><text:span text:style-name="T131">)||P(z|X)]</text:span><text:span text:style-name="T130"> </text:span><text:span text:style-name="T114">might be unknown, but it </text:span><text:span text:style-name="T88">is </text:span><text:span text:style-name="T115">by definition </text:span><text:span text:style-name="T88">a non-negative term </text:span><text:span text:style-name="T115">and so</text:span><text:span text:style-name="T88"> the two other terms count as a lower bound on the </text:span><text:span text:style-name="T112">l</text:span><text:span text:style-name="T113">og </text:span><text:span text:style-name="T88">probability of X. </text:span><text:span text:style-name="T116">Optim</text:span><text:span text:style-name="T117">i</text:span><text:span text:style-name="T116">zing this lower bound </text:span><text:span text:style-name="T117">optimizes the data probability itself.</text:span></text:p>
      <text:p text:style-name="P48"/>
      <text:p text:style-name="P54"><text:span text:style-name="T160"><text:tab/>[ </text:span>Because Jensen’s inequality states: f( E(<text:span text:style-name="T1">X</text:span>) ) &gt;= E( f(<text:span text:style-name="T1">X</text:span>) ) <text:span text:style-name="T2">if the function f is concave]</text:span></text:p>
      <text:p text:style-name="P54"><text:tab/><text:span text:style-name="T201">[Mention discrete inputs/ continuous <text:s/>latent space]</text:span></text:p>
      <text:p text:style-name="P48"/>
      <text:p text:style-name="P52">Lower bound</text:p>
      <text:p text:style-name="P11"><text:span text:style-name="T33">T</text:span><text:span text:style-name="T14">he </text:span><text:span text:style-name="T39">lower bound terms</text:span><text:span text:style-name="T14"> c</text:span><text:span text:style-name="T35">an be interpreted </text:span><text:span text:style-name="T55">from a Machine Learning perspective</text:span><text:span text:style-name="T35"> as two terms that together make up an autoencoder (i.e. a term </text:span><text:span text:style-name="T36">for the loss of </text:span><text:span text:style-name="T35">encoding the data X into the latent space z and a ter</text:span><text:span text:style-name="T36">m for the probability of decoding a sample from the latent space back into data space</text:span><text:span text:style-name="T35">) </text:span><text:span text:style-name="T37">and would allow us to perform stochastic gradient descent if we define the </text:span><text:span text:style-name="T41">loss on these </text:span><text:span text:style-name="T37">terms correctly.</text:span></text:p>
      <text:p text:style-name="P41"/>
      <text:p text:style-name="P12"><text:span text:style-name="T37">F</text:span><text:span text:style-name="T14">irst let’s define the term</text:span><text:span text:style-name="T40">s</text:span><text:span text:style-name="T14"> </text:span><text:span text:style-name="T38">Q(z|X)</text:span><text:span text:style-name="T40">and P(z)</text:span><text:span text:style-name="T38"> in the encoder </text:span><text:span text:style-name="T94">D[Q(z</text:span><text:span text:style-name="T95">|X</text:span><text:span text:style-name="T94">)||P(z)</text:span><text:span text:style-name="T91">]. </text:span><text:span text:style-name="T118">For the sake of convenience we will assume both to be Gaussian distributions.</text:span><text:span text:style-name="T91"> W</text:span><text:span text:style-name="T119">e take P(z) to be a </text:span><text:span text:style-name="T120">Gaussian</text:span><text:span text:style-name="T119"> distribution </text:span><text:span text:style-name="T82">N</text:span><text:span text:style-name="T119">(0,I) </text:span><text:span text:style-name="T120">and Q(z|X) a Gaussian with the mu and Sigma determined by deterministic functions with parameters θ.</text:span><text:span text:style-name="T119"> </text:span><text:span text:style-name="T120">T</text:span><text:span text:style-name="T103">he encoder </text:span><text:span text:style-name="T120">loss</text:span><text:span text:style-name="T103"> takes for form </text:span><text:span text:style-name="T133">D[</text:span><text:span text:style-name="T83">N</text:span><text:span text:style-name="T134">(mu(X),Sigma(X)</text:span><text:span text:style-name="T135">)</text:span><text:span text:style-name="T133">||</text:span><text:span text:style-name="T84">N</text:span><text:span text:style-name="T133">(0,I) </text:span><text:span text:style-name="T121">the solution to </text:span><text:span text:style-name="T120">which can be </text:span><text:span text:style-name="T121">calculated in closed form.</text:span></text:p>
      <text:p text:style-name="P51"/>
      <text:p text:style-name="P21"><text:span text:style-name="T103">D[</text:span><text:span text:style-name="T81">N</text:span><text:span text:style-name="T104">(mu(X),Sigma(X)</text:span><text:span text:style-name="T105">)</text:span><text:span text:style-name="T103">||</text:span><text:span text:style-name="T80">N</text:span><text:span text:style-name="T103">(0,I)] <text:tab/></text:span><text:span text:style-name="T107">= </text:span><text:span text:style-name="T106"><text:s/>…</text:span></text:p>
      <text:p text:style-name="P25"><text:span text:style-name="T88"><text:tab/><text:tab/><text:tab/><text:tab/><text:tab/></text:span><text:span text:style-name="T85">[</text:span><text:span text:style-name="T86">d</text:span><text:span text:style-name="T85">erivation]</text:span></text:p>
      <text:p text:style-name="P46"/>
      <text:p text:style-name="P8"><text:span text:style-name="T42">We can use a </text:span><text:span text:style-name="T14">N</text:span><text:span text:style-name="T42">eural </text:span><text:span text:style-name="T14">N</text:span><text:span text:style-name="T42">etwork</text:span><text:span text:style-name="T14"> </text:span><text:span text:style-name="T42">as the deterministic function with parameters theta to find the mu and Sigma and consequently do gradient descent based on the loss function we have just defined.</text:span></text:p>
      <text:p text:style-name="P42"/>
      <text:p text:style-name="P53">Explan<text:span text:style-name="T178">ation of the</text:span> reparam<text:span text:style-name="T178">etrization</text:span> trick</text:p>
      <text:p text:style-name="P14"><text:span text:style-name="T14">The second lower bound term (</text:span><text:span text:style-name="T136"> </text:span><text:span text:style-name="T126">E</text:span><text:span text:style-name="T153">z~Q</text:span><text:span text:style-name="T127">[l</text:span><text:span text:style-name="T128">og P(X|z)</text:span><text:span text:style-name="T127">] – </text:span><text:span text:style-name="T130">D[ Q(z</text:span><text:span text:style-name="T129">|X</text:span><text:span text:style-name="T130">)||P(z) </text:span><text:span text:style-name="T132">]</text:span><text:span text:style-name="T14">) is a bit more difficult to implement. The sampling </text:span><text:span text:style-name="T43">of z from distribution Q(z|X) </text:span><text:span text:style-name="T44">is non-deterministic and </text:span><text:span text:style-name="T43"><text:s/></text:span><text:span text:style-name="T44">makes it impossible to backpropagate the loss through </text:span><text:span text:style-name="T45">gradients of </text:span><text:span text:style-name="T44">the network before the sampling step. </text:span><text:span text:style-name="T46">A way to make backpropagation through the mu and Sigma layers possible </text:span><text:span text:style-name="T57">despite this sampling, </text:span><text:span text:style-name="T46">is to take the sample not by taking a random value out of the distribution given by Sigma and mu, but rather to turn sampling into the multplication of the network N(mu,Sigma) with a random sample sample from distribution N(0,1) (i.e. e~ N(0,I)). </text:span><text:span text:style-name="T53">By using this reparametrization</text:span><text:span text:style-name="T54"> trick</text:span><text:span text:style-name="T53"> the</text:span><text:span text:style-name="T47"> sample e </text:span><text:span text:style-name="T48">can generate a sample by multiplying with Sigma followed by addition with mu. </text:span><text:span text:style-name="T49">Th</text:span><text:span text:style-name="T50">is approach makes it possible to calculate the gradients necessary for updating the mu and Sigma steps (through the addition and multiplication steps respectively) </text:span><text:span text:style-name="T51">and leaves only the random sampling itself </text:span><text:span text:style-name="T52">out of consideration </text:span><text:span text:style-name="T58">when</text:span><text:span text:style-name="T52"> updating of the network weights.</text:span></text:p>
      <text:p text:style-name="P26"><text:span text:style-name="T47"><text:tab/><text:tab/></text:span><text:span text:style-name="T85">[Illustration </text:span><text:span text:style-name="T87">of the reparametrized sampling</text:span><text:span text:style-name="T85">]</text:span></text:p>
      <text:p text:style-name="P28"><text:span text:style-name="T162"><text:tab/><text:tab/>[</text:span><text:span text:style-name="T161">Additional stuff con</text:span><text:span text:style-name="T163">c</text:span><text:span text:style-name="T161">e</text:span><text:span text:style-name="T163">rning</text:span><text:span text:style-name="T161"> the Expectation?</text:span>….<text:span text:style-name="T157">]</text:span></text:p>
      <text:p text:style-name="P18"/>
      <text:p text:style-name="P15"><text:soft-page-break/>With these specifications of the network both lower bound terms can be used to update the network and optimize the P(X). <text:span text:style-name="T156">The network will be made up of an encoder and a decoder section. The encoder maps the input data to a latent distribution z by outputting a k-dimensional mean mu and diagonal covariance-matrix Sigma. These two values then calculate samples from the distribution by multiplying and adding to random sample e. Based on these samples the decoder network will then generate an output. The crossentropy between this output and the original input is then used to calculatet the second part of the loss function.</text:span></text:p>
      <text:p text:style-name="P15"/>
      <text:p text:style-name="P17">The loss function will consist of the addition of <text:s/>KL divergence of the distribution N(mu,Sigma) and the crossentropy loss between the input and output values:</text:p>
      <text:p text:style-name="P17"/>
      <text:p text:style-name="P17"><text:tab/><text:span text:style-name="T4">L(Q,</text:span><text:span text:style-name="T165">θ</text:span><text:span text:style-name="T4">) + KL(Q||P)</text:span></text:p>
      <text:p text:style-name="P16"/>
      <text:p text:style-name="P27"><text:tab/><text:span text:style-name="T161">[Illustration of network]</text:span></text:p>
      <text:p text:style-name="P27"/>
      <text:p text:style-name="P27"/>
      <text:p text:style-name="P73">Mathematical similarity to EM-algorithm.</text:p>
      <text:p text:style-name="P75">Bishop <text:span text:style-name="T164">(</text:span>9.<text:span text:style-name="T180">4)/machinethoughts.</text:span></text:p>
      <text:p text:style-name="P76"><text:a xlink:type="simple" xlink:href="https://machinethoughts.wordpress.com/2017/10/02/vae-em/" text:style-name="Internet_20_link" text:visited-style-name="Visited_20_Internet_20_Link">https://machinethoughts.wordpress.com/2017/10/02/vae-em/</text:a></text:p>
      <text:p text:style-name="P76"/>
      <text:p text:style-name="P74">The expectation <text:s/>maximization algorithm is a general technique for finding the maximum likelihood probability of a joint distribution of observed and latent varia<text:span text:style-name="T179">b</text:span>les <text:span text:style-name="T182">given certain parameters </text:span><text:span text:style-name="T166">θ</text:span>.</text:p>
      <text:p text:style-name="P78">The <text:span text:style-name="T181">probability of the observed data is derived by marginalizing out the latent variables z:</text:span></text:p>
      <text:p text:style-name="P79"><text:tab/><text:tab/><text:span text:style-name="T5">P(X|</text:span><text:span text:style-name="T165">θ</text:span><text:span text:style-name="T5">) <text:tab/></text:span><text:span text:style-name="T6">= <text:tab/></text:span><text:span text:style-name="T5">P(X,</text:span><text:span text:style-name="T6">Z</text:span><text:span text:style-name="T5">|</text:span><text:span text:style-name="T165">θ</text:span><text:span text:style-name="T5">) / P(</text:span><text:span text:style-name="T6">Z</text:span><text:span text:style-name="T5">|</text:span><text:span text:style-name="T165">θ</text:span><text:span text:style-name="T5">)</text:span></text:p>
      <text:p text:style-name="P80"><text:span text:style-name="T183">or log prob: </text:span><text:span text:style-name="T5"><text:tab/></text:span><text:span text:style-name="T7">ln </text:span><text:span text:style-name="T5">P(X|</text:span><text:span text:style-name="T165">θ</text:span><text:span text:style-name="T5">) <text:tab/></text:span><text:span text:style-name="T7">=<text:tab/>ln </text:span><text:span text:style-name="T5">P(X,</text:span><text:span text:style-name="T6">Z</text:span><text:span text:style-name="T5">|</text:span><text:span text:style-name="T165">θ</text:span><text:span text:style-name="T5">) - </text:span><text:span text:style-name="T8">ln</text:span><text:span text:style-name="T5"> P(</text:span><text:span text:style-name="T6">Z</text:span><text:span text:style-name="T5">|</text:span><text:span text:style-name="T165">θ</text:span><text:span text:style-name="T5">)</text:span></text:p>
      <text:p text:style-name="P80"><text:span text:style-name="T5"/></text:p>
      <text:p text:style-name="P81">which can be rewritten into:</text:p>
      <text:p text:style-name="P82"><text:tab/><text:tab/><text:span text:style-name="T7">ln </text:span><text:span text:style-name="T5">P(X|</text:span><text:span text:style-name="T165">θ</text:span><text:span text:style-name="T5">) <text:tab/></text:span><text:span text:style-name="T7">=<text:tab/></text:span><text:span text:style-name="T9">∫</text:span><text:span text:style-name="T10"> Q(Z) </text:span><text:span text:style-name="T9"><text:s/></text:span><text:span text:style-name="T7">ln</text:span><text:span text:style-name="T10">{</text:span><text:span text:style-name="T7"> </text:span><text:span text:style-name="T5">P(X,</text:span><text:span text:style-name="T6">Z</text:span><text:span text:style-name="T5">|</text:span><text:span text:style-name="T165">θ</text:span><text:span text:style-name="T5">) /</text:span><text:span text:style-name="T10">Q(Z)} dz </text:span><text:span text:style-name="T5"><text:s/>- </text:span><text:span text:style-name="T9">∫</text:span><text:span text:style-name="T10">Q(Z) </text:span><text:span text:style-name="T9"><text:s/></text:span><text:span text:style-name="T8">ln</text:span><text:span text:style-name="T10">{</text:span><text:span text:style-name="T5">P(</text:span><text:span text:style-name="T6">Z</text:span><text:span text:style-name="T5">|</text:span><text:span text:style-name="T165">θ</text:span><text:span text:style-name="T5">) / </text:span><text:span text:style-name="T10">Q(Z)} dz</text:span></text:p>
      <text:p text:style-name="P83"><text:tab/><text:tab/><text:tab/><text:tab/><text:span text:style-name="T11">= <text:tab/>L(Q,</text:span><text:span text:style-name="T168">θ</text:span><text:span text:style-name="T11">) - KL(Q||</text:span><text:span text:style-name="T12">P</text:span><text:span text:style-name="T11">)</text:span></text:p>
      <text:p text:style-name="P64">Now we seen two terms appear on <text:s/>the RHS that are very similar to the terms that are used for optimization in the VAE approach.</text:p>
      <text:p text:style-name="P66">As the KL loss will be <text:span text:style-name="T56">≥</text:span><text:span text:style-name="T14">0, optimizing the parameters of the lower bound L() increasing the data probability </text:span><text:span text:style-name="T137">ln </text:span><text:span text:style-name="T138">P(X|</text:span><text:span text:style-name="T168">θ</text:span><text:span text:style-name="T138">) </text:span><text:span text:style-name="T88">alongside it.</text:span></text:p>
      <text:p text:style-name="P66"><text:span text:style-name="T88"/></text:p>
      <text:p text:style-name="P68"><text:span text:style-name="T88">The EM-algorithm now takes a two-step approach to optimization: </text:span><text:span text:style-name="T124">Expectation and Maximization steps. </text:span></text:p>
      <text:p text:style-name="P69"><text:span text:style-name="T124">In the Expectation step the lower bound </text:span><text:span text:style-name="T139">L(Q,</text:span><text:span text:style-name="T168">θ</text:span><text:span text:style-name="T139">) </text:span><text:span text:style-name="T124">is </text:span><text:span text:style-name="T125">maximized</text:span><text:span text:style-name="T124"> wrt Q(Z) while keeping the value of </text:span><text:span text:style-name="T168">θ </text:span><text:span text:style-name="T124">fixed. </text:span><text:span text:style-name="T172">This is equivalent to setting the distribution Q(Z) equal to the posterior </text:span><text:span text:style-name="T169">P(Z|X,</text:span><text:span text:style-name="T168">θ</text:span><text:span text:style-name="T169">)</text:span><text:span text:style-name="T172"> and <text:s/>making the KL divergence go to 0. </text:span><text:span text:style-name="T173">At this point the lower bound is equal to the log likelihood. </text:span></text:p>
      <text:p text:style-name="P70"><text:span text:style-name="T124">T</text:span><text:span text:style-name="T88">hen in the Maximization step the the distribution Q(Z) is held fixed and the loss function <text:s/></text:span><text:span text:style-name="T167">L(Q,</text:span><text:span text:style-name="T168">θ</text:span><text:span text:style-name="T167">) </text:span><text:span text:style-name="T88"><text:s/>is maximized </text:span><text:span text:style-name="T172">wrt </text:span><text:span text:style-name="T168">θ </text:span><text:span text:style-name="T172">to give some new value </text:span><text:span text:style-name="T168">θ</text:span><text:span text:style-name="T177">new</text:span><text:span text:style-name="T169">.</text:span><text:span text:style-name="T172"> The maximization step will also cause the lower bound to increase (unless it was already </text:span><text:span text:style-name="T174">at maximum</text:span><text:span text:style-name="T169"> </text:span><text:span text:style-name="T172">) </text:span><text:span text:style-name="T175">and the log likelihood with it.</text:span></text:p>
      <text:p text:style-name="P67"><text:span text:style-name="T124"><text:tab/><text:tab/></text:span><text:span text:style-name="T176">[Figure 9.11 &amp; 9.12 Bishop]</text:span></text:p>
      <text:p text:style-name="P65"/>
      <text:p text:style-name="P71">So the EM-algorithm is similar to VAE <text:span text:style-name="T197">in that they both try to optimize the probability of the data X by maximizing the probability of the likelihood distribuiton and miniziming the KL divergence between the chosen distribution Q(Z) and real distribution P(Z).</text:span></text:p>
      <text:p text:style-name="P71"/>
      <text:p text:style-name="P72">The VAE algorithm however does this without <text:span text:style-name="T198">being able to do the </text:span>alternating updates of each distribution of the two wrt the other <text:span text:style-name="T198">in closed form. Instead the VAE algorithm does gradient descent on the same objective funtion in those cases where the two distinct update steps are impossible. </text:span></text:p>
      <text:p text:style-name="P93">Experiment Set-Up</text:p>
      <text:p text:style-name="P85">Standard Seq-to-Seq set-up</text:p>
      <text:p text:style-name="P86"><text:span text:style-name="T184">The experiments on the VAE architecture are all variation on the VAE model by Bowman et al. (2016). Th</text:span><text:span text:style-name="T185">is </text:span><text:span text:style-name="T186">is a generative model that allows entire natural language sentences to be generated from a latent space representation.</text:span></text:p>
      <text:p text:style-name="P85">Adapted to KB inputs</text:p>
      <text:p text:style-name="P88"><text:span text:style-name="T184">The first </text:span><text:span text:style-name="T187">adaption to the standard framework is to apply it to a knowledge base </text:span><text:span text:style-name="T193">(KB)</text:span><text:span text:style-name="T187"> instead of natural language. </text:span><text:span text:style-name="T191">The knowledge base will be represented as a mapping all the possible knowledge statements to a vector. </text:span><text:span text:style-name="T192">Each individual instance takes the form of a binary vector with 1’s for the statements that are true in this case and 0’s for the other (false) statements.</text:span></text:p>
      <text:p text:style-name="P87">Mapping from one domain to the other</text:p>
      <text:p text:style-name="P88"><text:span text:style-name="T189">By using a parallel d</text:span><text:span text:style-name="T188">ataset </text:span><text:span text:style-name="T189">of natural language and knowledge statements</text:span><text:span text:style-name="T188"> </text:span><text:span text:style-name="T189">(</text:span><text:span text:style-name="T184">Novikova et al. 2017) </text:span><text:span text:style-name="T190">the </text:span><text:span text:style-name="T193">natural language <text:s/>and KB </text:span><text:span text:style-name="T194">VAE’s can be trained. The parallel corpus allows us to make use of the two latent representations </text:span><text:span text:style-name="T195">and find ways of translating the representation in one domain to </text:span><text:span text:style-name="T196">a representation</text:span><text:span text:style-name="T195"> in the other.</text:span></text:p>
      <text:p text:style-name="P89"><text:tab/>- <text:span text:style-name="T199">Create a simple NN predictive model as baseline</text:span></text:p>
      <text:p text:style-name="P90"><text:span text:style-name="T204">For comparison with later adaptations of the VAE model i</text:span>t would be useful to create some model that maps natural language to knowledge statements and vice versa. As the knowledge statements are interpreted in this dataset as 1’s or 0’s over various knowledge categories, th<text:span text:style-name="T203">e model would in effect only be mapping to and from binary categories to character- or word embeddings.</text:span></text:p>
      <text:p text:style-name="P89"><text:tab/>- <text:span text:style-name="T200">Maintain pretrained encoders/decoders, train a mapping from one latent space to another</text:span></text:p>
      <text:p text:style-name="P91">After training <text:span text:style-name="T205">the two individual VAE’s we can assume that the encoding to and from the latent representations are optimal and attempt to predict the latent representation in the parallel domain based on the values in the latent representation.</text:span></text:p>
      <text:p text:style-name="P92">In essence the <text:span text:style-name="T206">encoders and decoders are maintained and a [latent space]-to-[latent space] prediction model is trained to bridge the gaps between the two domains.</text:span></text:p>
      <text:p text:style-name="P89"><text:tab/>- <text:span text:style-name="T202">Maintain a shared latent space between the two, train additional encoder/decoder models for mapping data to and from the latent representation <text:s/>in the other domain</text:span></text:p>
      <text:p text:style-name="P84"><text:span text:style-name="T15">I</text:span><text:span text:style-name="T14">f the two domains share a latent space, the two domains can </text:span><text:span text:style-name="T59">be trained simultaneously. The inputs from the <text:s/>two domains are fed into two encoder networks who together generate the n-dimentional mu and sigma that the latent space is made up of. The samples from this space are then fed into two decoder models that map the</text:span><text:span text:style-name="T60">m back to the date space of </text:span><text:span text:style-name="T61">the </text:span><text:span text:style-name="T60">two domains</text:span></text:p>
      <text:p text:style-name="P84"><text:span text:style-name="T59"/></text:p>
      <text:p text:style-name="P62"><text:span text:style-name="T7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7T14:53:51.211788008</meta:creation-date>
    <dc:date>2018-03-20T16:22:51.324954197</dc:date>
    <meta:editing-duration>P3DT11H11M3S</meta:editing-duration>
    <meta:editing-cycles>288</meta:editing-cycles>
    <meta:generator>LibreOffice/5.1.6.2$Linux_X86_64 LibreOffice_project/10m0$Build-2</meta:generator>
    <meta:document-statistic meta:table-count="0" meta:image-count="0" meta:object-count="0" meta:page-count="4" meta:paragraph-count="76" meta:word-count="1845" meta:character-count="11269" meta:non-whitespace-character-count="9422"/>
  </office:meta>
</office:document-meta>
</file>